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90000011BB7C0DB34.png" manifest:media-type=""/>
  <manifest:file-entry manifest:full-path="Pictures/100000000000003F00000080DFFCFD12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ffff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stroke="solid" draw:fill="solid" draw:fill-color="#cccccc" fo:min-height="2.47cm"/>
    </style:style>
    <style:style style:name="gr10" style:family="graphic" style:parent-style-name="standard">
      <style:graphic-properties draw:stroke="solid" draw:fill="solid" draw:fill-color="#cccccc" fo:min-height="1.504cm"/>
    </style:style>
    <style:style style:name="gr11" style:family="graphic" style:parent-style-name="standard">
      <style:graphic-properties draw:stroke="solid" draw:fill="solid" draw:fill-color="#ffffff" fo:min-height="1.254cm"/>
    </style:style>
    <style:style style:name="gr12" style:family="graphic" style:parent-style-name="standard">
      <style:graphic-properties draw:stroke="solid" draw:fill="solid" draw:fill-color="#ffffff" fo:min-height="1.189cm"/>
    </style:style>
    <style:style style:name="gr13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152cm" draw:marker-start="Arrow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solid" draw:fill="solid" draw:fill-color="#cccccc" fo:min-height="3.501cm"/>
    </style:style>
    <style:style style:name="gr19" style:family="graphic" style:parent-style-name="standard">
      <style:graphic-properties draw:stroke="solid" draw:fill="solid" draw:fill-color="#ffffff" fo:min-height="7.946cm"/>
    </style:style>
    <style:style style:name="gr20" style:family="graphic" style:parent-style-name="standard">
      <style:graphic-properties draw:stroke="solid" draw:fill="solid" draw:fill-color="#ffffff" fo:min-height="16.162cm"/>
    </style:style>
    <style:style style:name="gr21" style:family="graphic" style:parent-style-name="objectwithoutfill">
      <style:graphic-properties draw:stroke="dash" draw:stroke-dash="Ultrafine_20_Dashed" svg:stroke-width="0.254cm" svg:stroke-color="#c0c0c0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solid" draw:fill="solid" draw:fill-color="#ffffff" fo:min-height="14.643cm"/>
    </style:style>
    <style:style style:name="gr24" style:family="graphic" style:parent-style-name="standard">
      <style:graphic-properties draw:stroke="solid" draw:fill="solid" draw:fill-color="#ffffff" fo:min-height="2.092cm"/>
    </style:style>
    <style:style style:name="gr25" style:family="graphic" style:parent-style-name="standard">
      <style:graphic-properties draw:stroke="solid" draw:fill="solid" draw:fill-color="#ffffff" fo:min-height="9.647cm"/>
    </style:style>
    <style:style style:name="gr26" style:family="graphic" style:parent-style-name="standard">
      <style:graphic-properties draw:stroke="solid" draw:fill="solid" draw:fill-color="#ffffff" fo:min-height="15.172cm"/>
    </style:style>
    <style:style style:name="pr1" style:family="presentation" style:parent-style-name="Lua-subtitle">
      <style:graphic-properties draw:stroke="none" draw:fill-color="#ffffff" draw:auto-grow-height="true" fo:min-height="18.773cm"/>
    </style:style>
    <style:style style:name="pr2" style:family="presentation" style:parent-style-name="Lua-title">
      <style:graphic-properties draw:auto-grow-height="true" fo:min-height="3.506cm"/>
    </style:style>
    <style:style style:name="pr3" style:family="presentation" style:parent-style-name="Lua-outline1">
      <style:graphic-properties draw:auto-grow-height="true" fo:min-height="12.18cm"/>
    </style:style>
    <style:style style:name="pr4" style:family="presentation" style:parent-style-name="Lua-notes">
      <style:graphic-properties draw:fill-color="#ffffff" draw:auto-grow-height="true" fo:min-height="12.572cm"/>
    </style:style>
    <style:style style:name="pr5" style:family="presentation" style:parent-style-name="Lua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1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2" style:family="paragraph">
      <style:paragraph-properties fo:text-align="start"/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P13" style:family="paragraph">
      <style:paragraph-properties fo:text-align="start"/>
      <style:text-properties fo:font-family="'Courier 10 Pitch'" style:font-pitch="fixed" fo:font-size="14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/>
    </style:style>
    <style:style style:name="P14" style:family="paragraph"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start"/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P22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1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12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13" style:family="text">
      <style:text-properties fo:font-family="'Courier 10 Pitch'" style:font-pitch="fixed" fo:font-size="14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normal"/>
    </style:style>
    <style:style style:name="T14" style:family="text">
      <style:text-properties fo:font-family="'Courier 10 Pitch'" style:font-pitch="fixed" fo:font-size="14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bold"/>
    </style:style>
    <style:style style:name="T15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6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7" style:family="text">
      <style:text-properties fo:color="#00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8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9" style:family="text">
      <style:text-properties fo:color="#ff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20" style:family="text">
      <style:text-properties fo:color="#000000"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21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22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3" style:family="text">
      <style:text-properties fo:color="#0000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24" style:family="text">
      <style:text-properties fo:font-size="6pt" fo:font-weight="bold" style:font-size-asian="6pt" style:font-weight-asian="bold" style:font-size-complex="6pt" style:font-weight-complex="bold"/>
    </style:style>
    <style:style style:name="T25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6" style:family="text">
      <style:text-properties fo:color="#000000"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27" style:family="text">
      <style:text-properties fo:font-size="18pt"/>
    </style:style>
    <style:style style:name="T28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9" style:family="text">
      <style:text-properties fo:font-family="'Courier 10 Pitch'" style:font-pitch="fixed" fo:font-size="12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 style:font-weight-complex="normal"/>
    </style:style>
    <style:style style:name="T30" style:family="text">
      <style:text-properties fo:color="#ff00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T33" style:family="text">
      <style:text-properties style:use-window-font-color="true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family="'Courier New'" style:font-family-generic="modern" style:font-pitch="fixed" fo:font-size="20pt" style:font-size-asian="20pt" style:font-size-complex="20pt"/>
    </style:style>
    <style:style style:name="T3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c0c0c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41" style:family="text">
      <style:text-properties fo:color="#000000"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a" presentation:presentation-page-layout-name="AL1T1">
        <office:forms form:automatic-focus="false" form:apply-design-mode="false"/>
        <draw:frame presentation:style-name="pr1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xml:id="id1" draw:id="id1" draw:layer="layout" svg:width="18.415cm" svg:height="3.199cm" svg:x="4.445cm" svg:y="14.605cm">
          <draw:text-box>
            <text:p text:style-name="P2"><text:span text:style-name="T1"/></text:p>
            <text:p text:style-name="P2"><text:span text:style-name="T1">&gt; git clone https://github.com/fsantanna/events</text:span></text:p>
            <text:p text:style-name="P2"><text:span text:style-name="T1">&gt; vi events/doc.md</text:span></text:p>
            <text:p text:style-name="P2"><text:span text:style-name="T1"/></text:p>
          </draw:text-box>
        </draw:frame>
        <draw:frame presentation:style-name="pr2" draw:layer="layout" svg:width="21.968cm" svg:height="3.506cm" svg:x="1.4cm" svg:y="1.237cm" presentation:class="title">
          <draw:text-box>
            <text:p>Protótipo</text:p>
          </draw:text-box>
        </draw:frame>
        <draw:frame presentation:style-name="pr3" draw:layer="layout" svg:width="24.639cm" svg:height="12.18cm" svg:x="1.4cm" svg:y="5.514cm" presentation:class="outline">
          <draw:text-box>
            <text:list text:style-name="L2">
              <text:list-item>
                <text:p>Exercitando a arquitetura</text:p>
              </text:list-item>
              <text:list-item>
                <text:p>De 0 a 100 em 1 semana</text:p>
              </text:list-item>
              <text:list-item>
                <text:p>Drivers/Extensões, Lua, Conso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a" presentation:presentation-page-layout-name="AL1T1">
        <office:forms form:automatic-focus="false" form:apply-design-mode="false"/>
        <draw:custom-shape draw:style-name="gr3" draw:text-style-name="P5" draw:layer="layout" svg:width="8.255cm" svg:height="9.525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1.968cm" svg:height="3.506cm" svg:x="1.4cm" svg:y="1.237cm" presentation:class="title">
          <draw:text-box>
            <text:p>Visão Geral</text:p>
          </draw:text-box>
        </draw:frame>
        <draw:frame draw:style-name="gr4" draw:text-style-name="P6" draw:layer="layout" svg:width="6.35cm" svg:height="1.673cm" svg:x="2.205cm" svg:y="10.925cm">
          <draw:text-box>
            <text:p text:style-name="P5"><text:span text:style-name="T2">Drivers e Extensões em C</text:span></text:p>
          </draw:text-box>
        </draw:frame>
        <draw:custom-shape draw:style-name="gr5" draw:text-style-name="P5" draw:layer="layout" svg:width="2.555cm" svg:height="10.16cm" svg:x="12.74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9.525cm" svg:x="18.55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10.895cm" svg:y="5.08cm">
          <draw:text-box>
            <text:p text:style-name="P5"><text:span text:style-name="T2">Fila de eventos em C e Lua</text:span></text:p>
          </draw:text-box>
        </draw:frame>
        <draw:frame draw:style-name="gr4" draw:text-style-name="P6" draw:layer="layout" svg:width="6.35cm" svg:height="0.962cm" svg:x="19.55cm" svg:y="11.43cm">
          <draw:text-box>
            <text:p text:style-name="P5"><text:span text:style-name="T2">Aplicação em Lua</text:span></text:p>
          </draw:text-box>
        </draw:frame>
        <draw:line draw:style-name="gr7" draw:text-style-name="P5" draw:layer="layout" svg:x1="9.825cm" svg:y1="11.865cm" svg:x2="12.365cm" svg:y2="11.865cm">
          <text:p/>
        </draw:line>
        <draw:line draw:style-name="gr7" draw:text-style-name="P5" draw:layer="layout" svg:x1="15.625cm" svg:y1="11.865cm" svg:x2="18.165cm" svg:y2="11.865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Possível Implementação</text:p>
          </draw:text-box>
        </draw:frame>
        <draw:custom-shape draw:style-name="gr5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0.962cm" svg:x="11.12cm" svg:y="14.737cm">
          <draw:text-box>
            <text:p text:style-name="P5"><text:span text:style-name="T3">Fila de eventos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3" draw:text-style-name="P5" draw:layer="layout" svg:width="1.905cm" svg:height="1.905cm" svg:x="16.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6.51cm" svg:y="9.398cm">
          <draw:text-box>
            <text:p text:style-name="P5"><text:span text:style-name="T4">drv3</text:span></text:p>
          </draw:text-box>
        </draw:fram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5"><text:span text:style-name="T4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5"><text:span text:style-name="T4">drv4</text:span></text:p>
          </draw:text-box>
        </draw:frame>
        <draw:custom-shape draw:style-name="gr3" draw:text-style-name="P5" draw:layer="layout" svg:width="1.905cm" svg:height="1.905cm" svg:x="19.68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9.685cm" svg:y="7.493cm">
          <draw:text-box>
            <text:p text:style-name="P5"><text:span text:style-name="T4">drv2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5"><text:span text:style-name="T4">drv1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7" draw:text-style-name="P5" draw:layer="layout" svg:x1="14.56cm" svg:y1="13.971cm" svg:x2="14.505cm" svg:y2="10.895cm">
          <text:p/>
        </draw:line>
        <draw:line draw:style-name="gr7" draw:text-style-name="P5" draw:layer="layout" svg:x1="17.961cm" svg:y1="13.971cm" svg:x2="20.02cm" svg:y2="9.19cm">
          <text:p/>
        </draw:line>
        <draw:line draw:style-name="gr7" draw:text-style-name="P5" draw:layer="layout" svg:x1="15.96cm" svg:y1="13.871cm" svg:x2="16.91cm" svg:y2="11.23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Implementação ”KISS”</text:span></text:p>
          </draw:text-box>
        </draw:frame>
        <draw:frame presentation:style-name="pr5" draw:layer="layout" svg:width="25.199cm" svg:height="15.055cm" svg:x="1.401cm" svg:y="3.915cm" presentation:class="outline" presentation:user-transformed="true">
          <draw:text-box>
            <text:p><text:span text:style-name="T6"/></text:p>
            <text:list text:style-name="L2">
              <text:list-item>
                <text:p xml:id="id2" text:id="id2"><text:span text:style-name="T7">Centrada na fila de eventos</text:span></text:p>
                <text:list>
                  <text:list-item>
                    <text:p xml:id="id3" text:id="id3"><text:span text:style-name="T7">Para drivers e aplicação</text:span></text:p>
                  </text:list-item>
                  <text:list-item>
                    <text:p xml:id="id4" text:id="id4"><text:span text:style-name="T7">Fila única</text:span></text:p>
                  </text:list-item>
                  <text:list-item>
                    <text:p xml:id="id5" text:id="id5"><text:span text:style-name="T7">Task única</text:span></text:p>
                  </text:list-item>
                  <text:list-item>
                    <text:p xml:id="id6" text:id="id6"><text:span text:style-name="T7">Scheduler = Dispatcher</text:span></text:p>
                  </text:list-item>
                  <text:list-item>
                    <text:p xml:id="id7" text:id="id7"><text:span text:style-name="T7">Evento = ID + Dados</text:span></text:p>
                  </text:list-item>
                </text:list>
                <text:p><text:span text:style-name="T8"/></text:p>
              </text:list-item>
              <text:list-item>
                <text:p xml:id="id8" text:id="id8"><text:span text:style-name="T7">Driver / Extensão</text:span></text:p>
                <text:list>
                  <text:list-item>
                    <text:p xml:id="id9" text:id="id9"><text:span text:style-name="T9">executa em 0 ou mais OS tasks</text:span></text:p>
                  </text:list-item>
                  <text:list-item>
                    <text:p xml:id="id10" text:id="id10"><text:span text:style-name="T9">”</text:span><text:span text:style-name="T9">stateless”</text:span></text:p>
                  </text:list-item>
                  <text:list-item>
                    <text:p xml:id="id11" text:id="id11"><text:span text:style-name="T9">expõe eventos de entrada e saída (ID + Dado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API de eventos</text:span></text:p>
          </draw:text-box>
        </draw:frame>
        <draw:frame draw:style-name="gr8" draw:text-style-name="P10" draw:layer="layout" svg:width="24.13cm" svg:height="13.847cm" svg:x="2.305cm" svg:y="5.111cm">
          <draw:text-box>
            <text:p text:style-name="P2"><text:span text:style-name="T10">void</text:span><text:span text:style-name="T11"> </text:span><text:span text:style-name="T12">evt_init</text:span><text:span text:style-name="T11"> (evt_panic_t);</text:span></text:p>
            <text:p text:style-name="P2"><text:span text:style-name="T11"/></text:p>
            <text:p text:style-name="P2"><text:span text:style-name="T13"><text:s text:c="4"/></text:span><text:span text:style-name="T14">typedef</text:span><text:span text:style-name="T13"> </text:span><text:span text:style-name="T14">void</text:span><text:span text:style-name="T13"> (*evt_panic_t) (int);</text:span></text:p>
            <text:p text:style-name="P2"><text:span text:style-name="T13"><text:s text:c="4"/></text:span><text:span text:style-name="T14">enum</text:span><text:span text:style-name="T13"> {</text:span></text:p>
            <text:p text:style-name="P2"><text:span text:style-name="T13"><text:s text:c="8"/></text:span><text:span text:style-name="T13">EVT_ERR_LISTENER_ADD,</text:span></text:p>
            <text:p text:style-name="P2"><text:span text:style-name="T13"><text:s text:c="8"/></text:span><text:span text:style-name="T13">EVT_ERR_QUEUE_PUT,</text:span></text:p>
            <text:p text:style-name="P2"><text:span text:style-name="T13"><text:s text:c="4"/></text:span><text:span text:style-name="T13">};</text:span></text:p>
            <text:p text:style-name="P2"><text:span text:style-name="T13"/></text:p>
            <text:p text:style-name="P2"><text:span text:style-name="T10">void</text:span><text:span text:style-name="T11"> </text:span><text:span text:style-name="T12">evt_scheduler</text:span><text:span text:style-name="T11"> (</text:span><text:span text:style-name="T10">void</text:span><text:span text:style-name="T11">);</text:span></text:p>
            <text:p text:style-name="P2"><text:span text:style-name="T11"/></text:p>
            <text:p text:style-name="P2"><text:span text:style-name="T10">void</text:span><text:span text:style-name="T11"> </text:span><text:span text:style-name="T12">evt_queue_put</text:span><text:span text:style-name="T11"> (evt_id_t id, evt_param_t param, </text:span><text:span text:style-name="T10">int</text:span><text:span text:style-name="T11"> sz);</text:span></text:p>
            <text:p text:style-name="P2"><text:span text:style-name="T11"/></text:p>
            <text:p text:style-name="P2"><text:span text:style-name="T13"><text:s text:c="4"/></text:span><text:span text:style-name="T14">typedef</text:span><text:span text:style-name="T13"> uint8_t evt_id_t;</text:span></text:p>
            <text:p text:style-name="P2"><text:span text:style-name="T13"><text:s text:c="4"/></text:span><text:span text:style-name="T14">typedef</text:span><text:span text:style-name="T13"> </text:span><text:span text:style-name="T14">union</text:span><text:span text:style-name="T13"> {</text:span></text:p>
            <text:p text:style-name="P2"><text:span text:style-name="T13"><text:s text:c="8"/></text:span><text:span text:style-name="T14">int</text:span><text:span text:style-name="T13"> <text:s text:c="2"/>v;</text:span></text:p>
            <text:p text:style-name="P2"><text:span text:style-name="T13"><text:s text:c="8"/></text:span><text:span text:style-name="T14">void</text:span><text:span text:style-name="T13">* ptr;</text:span></text:p>
            <text:p text:style-name="P2"><text:span text:style-name="T13"><text:s text:c="4"/></text:span><text:span text:style-name="T13">} evt_param_t;</text:span></text:p>
            <text:p text:style-name="P2"><text:span text:style-name="T13"/></text:p>
            <text:p text:style-name="P2"><text:span text:style-name="T10">void</text:span><text:span text:style-name="T11"> </text:span><text:span text:style-name="T12">evt_listener_add</text:span><text:span text:style-name="T11"> (evt_id_t id, evt_cb_t cb);</text:span></text:p>
            <text:p text:style-name="P2"><text:span text:style-name="T10">void</text:span><text:span text:style-name="T11"> </text:span><text:span text:style-name="T12">evt_listener_rem</text:span><text:span text:style-name="T11"> (evt_id_t id, evt_cb_t cb);</text:span></text:p>
            <text:p text:style-name="P2"><text:span text:style-name="T11"/></text:p>
            <text:p text:style-name="P2"><text:span text:style-name="T13"><text:s text:c="4"/></text:span><text:span text:style-name="T14">typedef</text:span><text:span text:style-name="T13"> </text:span><text:span text:style-name="T14">void</text:span><text:span text:style-name="T13"> (*evt_cb_t) (evt_param_t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Exemplo 0</text:span></text:p>
          </draw:text-box>
        </draw:frame>
        <draw:frame draw:style-name="gr8" draw:text-style-name="P11" draw:layer="layout" svg:width="24.13cm" svg:height="8.4cm" svg:x="2.305cm" svg:y="5.411cm">
          <draw:text-box>
            <text:p text:style-name="P2"><text:span text:style-name="T15">void</text:span><text:span text:style-name="T1"> cb_1 (evt_param_t param) {</text:span></text:p>
            <text:p text:style-name="P2"><text:span text:style-name="T1"><text:s text:c="4"/></text:span><text:span text:style-name="T1">printf("cb_1 = %d\n", param.v);</text:span></text:p>
            <text:p text:style-name="P2"><text:span text:style-name="T1">}</text:span></text:p>
            <text:p text:style-name="P2"><text:span text:style-name="T1"/></text:p>
            <text:p text:style-name="P2"><text:span text:style-name="T15">int</text:span><text:span text:style-name="T16"> main (</text:span><text:span text:style-name="T15">void</text:span><text:span text:style-name="T16">) {</text:span></text:p>
            <text:p text:style-name="P2"><text:span text:style-name="T16"><text:s text:c="4"/></text:span><text:span text:style-name="T16">evt_init(...);</text:span></text:p>
            <text:p text:style-name="P2"><text:span text:style-name="T17"><text:s text:c="4"/></text:span><text:span text:style-name="T17">evt_listener_add(1, cb_1);</text:span></text:p>
            <text:p text:style-name="P2"><text:span text:style-name="T17"><text:s text:c="4"/></text:span><text:span text:style-name="T17">evt_queue_put(1, 1, 0);</text:span></text:p>
            <text:p text:style-name="P2"><text:span text:style-name="T17"><text:s text:c="4"/></text:span><text:span text:style-name="T17">evt_schedule();</text:span></text:p>
            <text:p text:style-name="P2"><text:span text:style-name="T1">}</text:span></text:p>
            <text:p text:style-name="P2"><text:span text:style-name="T1"/></text:p>
          </draw:text-box>
        </draw:frame>
        <draw:frame draw:style-name="gr9" draw:text-style-name="P11" draw:layer="layout" svg:width="24.13cm" svg:height="2.72cm" svg:x="2.305cm" svg:y="15.06cm">
          <draw:text-box>
            <text:p text:style-name="P2"><text:span text:style-name="T18"/></text:p>
            <text:p text:style-name="P2"><text:span text:style-name="T18">cb_1 =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a" presentation:presentation-page-layout-name="AL1T1">
        <office:forms form:automatic-focus="false" form:apply-design-mode="false"/>
        <draw:frame presentation:style-name="pr2" draw:layer="layout" svg:width="21.968cm" svg:height="3.506cm" svg:x="1.4cm" svg:y="1.237cm" presentation:class="title">
          <draw:text-box>
            <text:p><text:span text:style-name="T5">Fixo: main.c</text:span></text:p>
          </draw:text-box>
        </draw:frame>
        <draw:frame draw:style-name="gr8" draw:text-style-name="P12" draw:layer="layout" svg:width="24.13cm" svg:height="13.58cm" svg:x="2.305cm" svg:y="4.911cm">
          <draw:text-box>
            <text:p text:style-name="P2"><text:span text:style-name="T1">#include "FreeRTOS.h"</text:span></text:p>
            <text:p text:style-name="P2"><text:span text:style-name="T1">#include "task.h"</text:span></text:p>
            <text:p text:style-name="P2"><text:span text:style-name="T1"/></text:p>
            <text:p text:style-name="P2"><text:span text:style-name="T1">#include "events.h"</text:span></text:p>
            <text:p text:style-name="P2"><text:span text:style-name="T19">#include "app.c"</text:span></text:p>
            <text:p text:style-name="P2"><text:span text:style-name="T1"/></text:p>
            <text:p text:style-name="P2"><text:span text:style-name="T15">void</text:span><text:span text:style-name="T1"> events_task (</text:span><text:span text:style-name="T15">void</text:span><text:span text:style-name="T1">* pvParameters) {</text:span></text:p>
            <text:p text:style-name="P2"><text:span text:style-name="T1"><text:s text:c="4"/></text:span><text:span text:style-name="T19">evt_scheduler();</text:span></text:p>
            <text:p text:style-name="P2"><text:span text:style-name="T1"><text:s text:c="4"/></text:span><text:span text:style-name="T1">vTaskEndScheduler();</text:span></text:p>
            <text:p text:style-name="P2"><text:span text:style-name="T1">}</text:span></text:p>
            <text:p text:style-name="P2"><text:span text:style-name="T1"/></text:p>
            <text:p text:style-name="P2"><text:span text:style-name="T15">int</text:span><text:span text:style-name="T1"> main (</text:span><text:span text:style-name="T15">void</text:span><text:span text:style-name="T1">) {</text:span></text:p>
            <text:p text:style-name="P2"><text:span text:style-name="T1"><text:s text:c="4"/></text:span><text:span text:style-name="T19">app_init();</text:span></text:p>
            <text:p text:style-name="P2"><text:span text:style-name="T1"><text:s text:c="4"/></text:span><text:span text:style-name="T1">xTaskCreate(events_task, ...);</text:span></text:p>
            <text:p text:style-name="P2"><text:span text:style-name="T1"><text:s text:c="4"/></text:span><text:span text:style-name="T1">vTaskStartScheduler();</text:span></text:p>
            <text:p text:style-name="P2"><text:span text:style-name="T1"><text:s text:c="4"/></text:span><text:span text:style-name="T15">return</text:span><text:span text:style-name="T1"> 0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Exemplo 1</text:span></text:p>
          </draw:text-box>
        </draw:frame>
        <draw:frame draw:style-name="gr8" draw:text-style-name="P11" draw:layer="layout" svg:width="24.13cm" svg:height="11.369cm" svg:x="2.305cm" svg:y="4.911cm">
          <draw:text-box>
            <text:p text:style-name="P2"><text:span text:style-name="T20">void</text:span><text:span text:style-name="T17"> panic (</text:span><text:span text:style-name="T20">int</text:span><text:span text:style-name="T17"> err) {</text:span></text:p>
            <text:p text:style-name="P2"><text:span text:style-name="T17"><text:s text:c="4"/></text:span><text:span text:style-name="T17">printf("ERR = %d\n", err);</text:span></text:p>
            <text:p text:style-name="P2"><text:span text:style-name="T17">}</text:span></text:p>
            <text:p text:style-name="P2"><text:span text:style-name="T17"/></text:p>
            <text:p text:style-name="P2"><text:span text:style-name="T20">void</text:span><text:span text:style-name="T17"> cb_1 (evt_param_t param) {</text:span></text:p>
            <text:p text:style-name="P2"><text:span text:style-name="T17"><text:s text:c="4"/></text:span><text:span text:style-name="T17">printf("cb_1 = %d\n", param.v);</text:span></text:p>
            <text:p text:style-name="P2"><text:span text:style-name="T17">}</text:span></text:p>
            <text:p text:style-name="P2"><text:span text:style-name="T17"/></text:p>
            <text:p text:style-name="P2"><text:span text:style-name="T20">void</text:span><text:span text:style-name="T17"> app_init (</text:span><text:span text:style-name="T20">void</text:span><text:span text:style-name="T17">) {</text:span></text:p>
            <text:p text:style-name="P2"><text:span text:style-name="T17"><text:s text:c="4"/></text:span><text:span text:style-name="T17">evt_init(panic);</text:span></text:p>
            <text:p text:style-name="P2"><text:span text:style-name="T17"><text:s text:c="4"/></text:span><text:span text:style-name="T17">evt_listener_add(1, cb_1);</text:span></text:p>
            <text:p text:style-name="P2"><text:span text:style-name="T17"><text:s text:c="4"/></text:span><text:span text:style-name="T17">evt_queue_put(1, 1, 0);</text:span></text:p>
            <text:p text:style-name="P2"><text:span text:style-name="T17"><text:s text:c="4"/></text:span><text:span text:style-name="T17">evt_queue_put(1, 2, 0);</text:span></text:p>
            <text:p text:style-name="P2"><text:span text:style-name="T17"><text:s text:c="4"/></text:span><text:span text:style-name="T17">evt_queue_put(1, NULL, 100000);</text:span></text:p>
            <text:p text:style-name="P2"><text:span text:style-name="T17">}</text:span></text:p>
          </draw:text-box>
        </draw:frame>
        <draw:frame draw:style-name="gr10" draw:text-style-name="P13" draw:layer="layout" svg:width="24.13cm" svg:height="1.979cm" svg:x="2.305cm" svg:y="17.161cm">
          <draw:text-box>
            <text:p text:style-name="P2"><text:span text:style-name="T21">ERR = 2</text:span></text:p>
            <text:p text:style-name="P2"><text:span text:style-name="T21">cb_1 = 1</text:span></text:p>
            <text:p text:style-name="P2"><text:span text:style-name="T21">cb_1 =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Drivers: Timer</text:span></text:p>
          </draw:text-box>
        </draw:frame>
        <draw:frame draw:style-name="gr11" draw:text-style-name="P10" xml:id="id13" draw:id="id13" draw:layer="layout" svg:width="24.13cm" svg:height="1.58cm" svg:x="2.305cm" svg:y="4.811cm">
          <draw:text-box>
            <text:p text:style-name="P2"><text:span text:style-name="T22">// ext_timer.h</text:span></text:p>
            <text:p text:style-name="P2"><text:span text:style-name="T23">void</text:span><text:span text:style-name="T22"> ext_timer_init (</text:span><text:span text:style-name="T23">void</text:span><text:span text:style-name="T22">);</text:span></text:p>
          </draw:text-box>
        </draw:frame>
        <draw:frame draw:style-name="gr12" draw:text-style-name="P10" xml:id="id12" draw:id="id12" draw:layer="layout" svg:width="24.13cm" svg:height="12.783cm" svg:x="2.305cm" svg:y="6.911cm">
          <draw:text-box>
            <text:p text:style-name="P2"><text:span text:style-name="T22">// ext_timer.c</text:span></text:p>
            <text:p text:style-name="P2"><text:span text:style-name="T22"/></text:p>
            <text:p text:style-name="P2"><text:span text:style-name="T23">void</text:span><text:span text:style-name="T22"> timer_start_cb (evt_param_t param) {</text:span></text:p>
            <text:p text:style-name="P2"><text:span text:style-name="T22"><text:s text:c="4"/></text:span><text:span text:style-name="T22">&lt;...&gt;</text:span></text:p>
            <text:p text:style-name="P2"><text:span text:style-name="T22"><text:s text:c="6"/></text:span><text:span text:style-name="T22">evt_queue_put(</text:span><text:span text:style-name="T12">EVT_TIMER_IN_BUSY</text:span><text:span text:style-name="T22">, 0, 0);</text:span></text:p>
            <text:p text:style-name="P2"><text:span text:style-name="T22">}</text:span></text:p>
            <text:p text:style-name="P2"><text:span text:style-name="T23">void</text:span><text:span text:style-name="T22"> timer_stop_cb (evt_param_t param) {</text:span></text:p>
            <text:p text:style-name="P2"><text:span text:style-name="T22"><text:s text:c="4"/></text:span><text:span text:style-name="T22">&lt;...&gt;</text:span></text:p>
            <text:p text:style-name="P2"><text:span text:style-name="T22">}</text:span></text:p>
            <text:p text:style-name="P2"><text:span text:style-name="T23">void</text:span><text:span text:style-name="T22"> timer_task (</text:span><text:span text:style-name="T23">void</text:span><text:span text:style-name="T22">* pvParameters) {</text:span></text:p>
            <text:p text:style-name="P2"><text:span text:style-name="T22"><text:s text:c="4"/></text:span><text:span text:style-name="T22">&lt;...&gt;</text:span></text:p>
            <text:p text:style-name="P2"><text:span text:style-name="T22"><text:s text:c="6"/></text:span><text:span text:style-name="T22">evt_queue_put(</text:span><text:span text:style-name="T12">EVT_TIMER_IN_EXPIRED</text:span><text:span text:style-name="T22">, 0, 0);</text:span></text:p>
            <text:p text:style-name="P2"><text:span text:style-name="T22">}</text:span></text:p>
            <text:p text:style-name="P2"><text:span text:style-name="T22"/></text:p>
            <text:p text:style-name="P2"><text:span text:style-name="T23">void</text:span><text:span text:style-name="T22"> ext_timer_init (</text:span><text:span text:style-name="T23">void</text:span><text:span text:style-name="T22">) {</text:span></text:p>
            <text:p text:style-name="P2"><text:span text:style-name="T22"><text:s text:c="4"/></text:span><text:span text:style-name="T22">evt_listener_add(</text:span><text:span text:style-name="T12">EVT_TIMER_OUT_START</text:span><text:span text:style-name="T22">, timer_start_cb);</text:span></text:p>
            <text:p text:style-name="P2"><text:span text:style-name="T22"><text:s text:c="4"/></text:span><text:span text:style-name="T22">evt_listener_add(</text:span><text:span text:style-name="T12">EVT_TIMER_OUT_STOP</text:span><text:span text:style-name="T22">, <text:s/>timer_stop_cb);</text:span></text:p>
            <text:p text:style-name="P2"><text:span text:style-name="T22"><text:s text:c="4"/></text:span><text:span text:style-name="T22">xTaskCreate(timer_task, ...);</text:span></text:p>
            <text:p text:style-name="P2"><text:span text:style-name="T22">}</text:span></text:p>
          </draw:text-box>
        </draw:frame>
        <draw:custom-shape draw:style-name="gr13" draw:text-style-name="P5" draw:layer="layout" svg:width="7.62cm" svg:height="5.715cm" svg:x="19.5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5.525cm" svg:x2="23.26cm" svg:y2="5.525cm">
          <text:p/>
        </draw:line>
        <draw:frame draw:style-name="gr15" draw:text-style-name="P14" draw:layer="layout" svg:width="2.54cm" svg:height="0.489cm" svg:x="21.12cm" svg:y="4.79cm">
          <draw:text-box>
            <text:p><text:span text:style-name="T24">OUT_START(DT)</text:span></text:p>
          </draw:text-box>
        </draw:frame>
        <draw:custom-shape draw:style-name="gr3" draw:text-style-name="P5" draw:layer="layout" svg:width="3.175cm" svg:height="3.175cm" svg:x="23.7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2.123cm" svg:height="0.962cm" svg:x="24.277cm" svg:y="6.795cm">
          <draw:text-box>
            <text:p>Timer</text:p>
          </draw:text-box>
        </draw:frame>
        <draw:custom-shape draw:style-name="gr5" draw:text-style-name="P5" draw:layer="layout" svg:width="1.271cm" svg:height="5.416cm" svg:x="19.7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6.626cm" svg:x2="23.26cm" svg:y2="6.626cm">
          <text:p/>
        </draw:line>
        <draw:frame draw:style-name="gr15" draw:text-style-name="P14" draw:layer="layout" svg:width="2.54cm" svg:height="0.489cm" svg:x="21.12cm" svg:y="5.891cm">
          <draw:text-box>
            <text:p><text:span text:style-name="T24">OUT_STOP()</text:span></text:p>
          </draw:text-box>
        </draw:frame>
        <draw:line draw:style-name="gr17" draw:text-style-name="P5" draw:layer="layout" svg:x1="21.255cm" svg:y1="8.126cm" svg:x2="23.16cm" svg:y2="8.126cm">
          <text:p/>
        </draw:line>
        <draw:frame draw:style-name="gr15" draw:text-style-name="P14" draw:layer="layout" svg:width="2.54cm" svg:height="0.489cm" svg:x="21.12cm" svg:y="7.291cm">
          <draw:text-box>
            <text:p><text:span text:style-name="T24">IN_EXPIRED()</text:span></text:p>
          </draw:text-box>
        </draw:frame>
        <draw:line draw:style-name="gr17" draw:text-style-name="P5" draw:layer="layout" svg:x1="21.255cm" svg:y1="9.427cm" svg:x2="23.16cm" svg:y2="9.427cm">
          <text:p/>
        </draw:line>
        <draw:frame draw:style-name="gr15" draw:text-style-name="P14" draw:layer="layout" svg:width="2.54cm" svg:height="0.489cm" svg:x="21.12cm" svg:y="8.592cm">
          <draw:text-box>
            <text:p><text:span text:style-name="T24">IN_BUSY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Exemplo 2</text:span></text:p>
          </draw:text-box>
        </draw:frame>
        <draw:frame draw:style-name="gr8" draw:text-style-name="P10" draw:layer="layout" svg:width="24.13cm" svg:height="12.766cm" svg:x="2.305cm" svg:y="3.908cm">
          <draw:text-box>
            <text:p text:style-name="P2"><text:span text:style-name="T12">#include "ext_timer.h"</text:span></text:p>
            <text:p text:style-name="P2"><text:span text:style-name="T22"/></text:p>
            <text:p text:style-name="P2"><text:span text:style-name="T23">void</text:span><text:span text:style-name="T22"> cb_timer_expired (evt_param_t param) {</text:span></text:p>
            <text:p text:style-name="P2"><text:span text:style-name="T22"><text:s text:c="4"/></text:span><text:span text:style-name="T22">printf("cb_timer_expired\n");</text:span></text:p>
            <text:p text:style-name="P2"><text:span text:style-name="T22"><text:s text:c="4"/></text:span><text:span text:style-name="T22">evt_queue_put(</text:span><text:span text:style-name="T12">EVT_TIMER_OUT_START</text:span><text:span text:style-name="T22">, (evt_param_t)1000, 0);</text:span></text:p>
            <text:p text:style-name="P2"><text:span text:style-name="T22">}</text:span></text:p>
            <text:p text:style-name="P2"><text:span text:style-name="T22"/></text:p>
            <text:p text:style-name="P2"><text:span text:style-name="T23">void</text:span><text:span text:style-name="T22"> cb_timer_busy (evt_param_t param) {</text:span></text:p>
            <text:p text:style-name="P2"><text:span text:style-name="T22"><text:s text:c="4"/></text:span><text:span text:style-name="T22">printf("cb_timer_busy\n");</text:span></text:p>
            <text:p text:style-name="P2"><text:span text:style-name="T22">}</text:span></text:p>
            <text:p text:style-name="P2"><text:span text:style-name="T22"/></text:p>
            <text:p text:style-name="P2"><text:span text:style-name="T23">void</text:span><text:span text:style-name="T22"> app_init (</text:span><text:span text:style-name="T23">void</text:span><text:span text:style-name="T22">) {</text:span></text:p>
            <text:p text:style-name="P2"><text:span text:style-name="T22"><text:s text:c="4"/></text:span><text:span text:style-name="T22">...</text:span></text:p>
            <text:p text:style-name="P2"><text:span text:style-name="T12"><text:s text:c="4"/></text:span><text:span text:style-name="T12">ext_timer_init();</text:span></text:p>
            <text:p text:style-name="P2"><text:span text:style-name="T22"><text:s text:c="4"/></text:span><text:span text:style-name="T22">evt_listener_add(</text:span><text:span text:style-name="T12">EVT_TIMER_IN_EXPIRED</text:span><text:span text:style-name="T22">, cb_timer_expired);</text:span></text:p>
            <text:p text:style-name="P2"><text:span text:style-name="T22"><text:s text:c="4"/></text:span><text:span text:style-name="T22">evt_listener_add(</text:span><text:span text:style-name="T12">EVT_TIMER_IN_BUSY</text:span><text:span text:style-name="T22">, <text:s text:c="3"/>cb_timer_busy);</text:span></text:p>
            <text:p text:style-name="P2"><text:span text:style-name="T22"><text:s text:c="4"/></text:span><text:span text:style-name="T22">evt_queue_put(</text:span><text:span text:style-name="T12">EVT_TIMER_OUT_START</text:span><text:span text:style-name="T22">, 1000, 0);</text:span></text:p>
            <text:p text:style-name="P2"><text:span text:style-name="T22"><text:s text:c="4"/></text:span><text:span text:style-name="T22">evt_queue_put(</text:span><text:span text:style-name="T12">EVT_TIMER_OUT_START</text:span><text:span text:style-name="T22">, 2000, 0);</text:span></text:p>
            <text:p text:style-name="P2"><text:span text:style-name="T22">}</text:span></text:p>
          </draw:text-box>
        </draw:frame>
        <draw:frame draw:style-name="gr18" draw:text-style-name="P13" draw:layer="layout" svg:width="24.13cm" svg:height="3.751cm" svg:x="2.305cm" svg:y="16.861cm">
          <draw:text-box>
            <text:p text:style-name="P2"><text:span text:style-name="T21">cb_timer_busy</text:span></text:p>
            <text:p text:style-name="P2"><text:span text:style-name="T21">... // 1s</text:span></text:p>
            <text:p text:style-name="P2"><text:span text:style-name="T21">cb_timer_expired</text:span></text:p>
            <text:p text:style-name="P2"><text:span text:style-name="T21">... // 1s</text:span></text:p>
            <text:p text:style-name="P2"><text:span text:style-name="T21">cb_timer_expired</text:span></text:p>
            <text:p text:style-name="P2"><text:span text:style-name="T21">... // 1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Drivers: Lua</text:span></text:p>
          </draw:text-box>
        </draw:frame>
        <draw:frame draw:style-name="gr11" draw:text-style-name="P15" xml:id="id14" draw:id="id14" draw:layer="layout" svg:width="24.13cm" svg:height="4.351cm" svg:x="2.305cm" svg:y="4.811cm">
          <draw:text-box>
            <text:p text:style-name="P2"><text:span text:style-name="T25">// ext_lua.h</text:span></text:p>
            <text:p text:style-name="P2"><text:span text:style-name="T25">#define EVT_LUA_IN_ACK_MSG_MAX 128</text:span></text:p>
            <text:p text:style-name="P2"><text:span text:style-name="T26">typedef</text:span><text:span text:style-name="T25"> </text:span><text:span text:style-name="T26">struct</text:span><text:span text:style-name="T25"> {</text:span></text:p>
            <text:p text:style-name="P2"><text:span text:style-name="T25"><text:s text:c="4"/></text:span><text:span text:style-name="T26">char</text:span><text:span text:style-name="T25"> err;</text:span></text:p>
            <text:p text:style-name="P2"><text:span text:style-name="T25"><text:s text:c="4"/></text:span><text:span text:style-name="T26">char</text:span><text:span text:style-name="T25"> msg[EVT_LUA_IN_ACK_MSG_MAX];</text:span></text:p>
            <text:p text:style-name="P2"><text:span text:style-name="T25">} evt_lua_in_ack_t;</text:span></text:p>
            <text:p text:style-name="P2"><text:span text:style-name="T26">void</text:span><text:span text:style-name="T25"> ext_lua_init (</text:span><text:span text:style-name="T26">void</text:span><text:span text:style-name="T25">);</text:span></text:p>
          </draw:text-box>
        </draw:frame>
        <draw:frame draw:style-name="gr19" draw:text-style-name="P15" xml:id="id15" draw:id="id15" draw:layer="layout" svg:width="24.13cm" svg:height="10.111cm" svg:x="2.305cm" svg:y="9.93cm">
          <draw:text-box>
            <text:p text:style-name="P2"><text:span text:style-name="T25">// ext_lua.c</text:span></text:p>
            <text:p text:style-name="P2"><text:span text:style-name="T25">#include "lua/*"</text:span></text:p>
            <text:p text:style-name="P2"><text:span text:style-name="T25"/></text:p>
            <text:p text:style-name="P2"><text:span text:style-name="T26">static</text:span><text:span text:style-name="T25"> lua_State* L = NULL;</text:span></text:p>
            <text:p text:style-name="P2"><text:span text:style-name="T25"/></text:p>
            <text:p text:style-name="P2"><text:span text:style-name="T26">static void</text:span><text:span text:style-name="T25"> cb_file (evt_param_t param) {</text:span></text:p>
            <text:p text:style-name="P2"><text:span text:style-name="T25"><text:s text:c="4"/></text:span><text:span text:style-name="T26">int</text:span><text:span text:style-name="T25"> err = luaL_dofile(L, (char*)param.ptr);</text:span></text:p>
            <text:p text:style-name="P2"><text:span text:style-name="T25"><text:s text:c="4"/></text:span><text:span text:style-name="T25">&lt;...&gt;</text:span></text:p>
            <text:p text:style-name="P2"><text:span text:style-name="T25"><text:s text:c="4"/></text:span><text:span text:style-name="T25">evt_queue_put(EVT_LUA_IN_ACK, ...);</text:span></text:p>
            <text:p text:style-name="P2"><text:span text:style-name="T25">}</text:span></text:p>
            <text:p text:style-name="P2"><text:span text:style-name="T25"/></text:p>
            <text:p text:style-name="P2"><text:span text:style-name="T26">void</text:span><text:span text:style-name="T25"> ext_lua_init (</text:span><text:span text:style-name="T26">void</text:span><text:span text:style-name="T25">) {</text:span></text:p>
            <text:p text:style-name="P2"><text:span text:style-name="T25"><text:s text:c="4"/></text:span><text:span text:style-name="T25">L = luaL_newstate();</text:span></text:p>
            <text:p text:style-name="P2"><text:span text:style-name="T25"><text:s text:c="4"/></text:span><text:span text:style-name="T25">luaL_openlibs(L);</text:span></text:p>
            <text:p text:style-name="P2"><text:span text:style-name="T25"><text:s text:c="4"/></text:span><text:span text:style-name="T25">evt_listener_add(EVT_LUA_OUT_FILE, <text:s text:c="2"/>cb_file);</text:span></text:p>
            <text:p text:style-name="P2"><text:span text:style-name="T25"><text:s text:c="4"/></text:span><text:span text:style-name="T25">evt_listener_add(EVT_LUA_OUT_STRING, cb_string);</text:span></text:p>
            <text:p text:style-name="P2"><text:span text:style-name="T25">}</text:span></text:p>
          </draw:text-box>
        </draw:frame>
        <draw:custom-shape draw:style-name="gr13" draw:text-style-name="P5" draw:layer="layout" svg:width="7.62cm" svg:height="5.715cm" svg:x="19.5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5.525cm" svg:x2="23.26cm" svg:y2="5.525cm">
          <text:p/>
        </draw:line>
        <draw:frame draw:style-name="gr15" draw:text-style-name="P14" draw:layer="layout" svg:width="2.54cm" svg:height="0.489cm" svg:x="21.12cm" svg:y="4.79cm">
          <draw:text-box>
            <text:p><text:span text:style-name="T24">OUT_STRING(str)</text:span></text:p>
          </draw:text-box>
        </draw:frame>
        <draw:custom-shape draw:style-name="gr3" draw:text-style-name="P5" draw:layer="layout" svg:width="3.175cm" svg:height="3.175cm" svg:x="23.7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577cm" svg:y="6.795cm">
          <draw:text-box>
            <text:p><text:span text:style-name="T27">Lua</text:span></text:p>
          </draw:text-box>
        </draw:frame>
        <draw:custom-shape draw:style-name="gr5" draw:text-style-name="P5" draw:layer="layout" svg:width="1.271cm" svg:height="5.416cm" svg:x="19.7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6.626cm" svg:x2="23.26cm" svg:y2="6.626cm">
          <text:p/>
        </draw:line>
        <draw:frame draw:style-name="gr15" draw:text-style-name="P14" draw:layer="layout" svg:width="2.54cm" svg:height="0.489cm" svg:x="21.12cm" svg:y="5.891cm">
          <draw:text-box>
            <text:p><text:span text:style-name="T24">OUT_FILE(str)</text:span></text:p>
          </draw:text-box>
        </draw:frame>
        <draw:line draw:style-name="gr17" draw:text-style-name="P5" draw:layer="layout" svg:x1="21.255cm" svg:y1="8.126cm" svg:x2="23.16cm" svg:y2="8.126cm">
          <text:p/>
        </draw:line>
        <draw:frame draw:style-name="gr15" draw:text-style-name="P14" draw:layer="layout" svg:width="2.54cm" svg:height="0.489cm" svg:x="21.12cm" svg:y="7.291cm">
          <draw:text-box>
            <text:p><text:span text:style-name="T24">IN_ACK(err,str)</text:span></text:p>
          </draw:text-box>
        </draw:frame>
        <draw:line draw:style-name="gr17" draw:text-style-name="P5" draw:layer="layout" svg:x1="21.255cm" svg:y1="9.427cm" svg:x2="23.16cm" svg:y2="9.427cm">
          <text:p/>
        </draw:line>
        <draw:frame draw:style-name="gr15" draw:text-style-name="P14" draw:layer="layout" svg:width="2.54cm" svg:height="0.489cm" svg:x="21.12cm" svg:y="8.592cm">
          <draw:text-box>
            <text:p><text:span text:style-name="T24">IN_ERR(st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Exemplo 3</text:span></text:p>
          </draw:text-box>
        </draw:frame>
        <draw:frame draw:style-name="gr8" draw:text-style-name="P15" draw:layer="layout" svg:width="24.13cm" svg:height="13.008cm" svg:x="2.305cm" svg:y="4.008cm">
          <draw:text-box>
            <text:p text:style-name="P2"><text:span text:style-name="T28">#include "ext_lua.h"</text:span></text:p>
            <text:p text:style-name="P2"><text:span text:style-name="T26">void</text:span><text:span text:style-name="T25"> cb_lua_err (evt_param_t param) {</text:span></text:p>
            <text:p text:style-name="P2"><text:span text:style-name="T25"><text:s text:c="4"/></text:span><text:span text:style-name="T25">printf("LUA ERROR: %s\n", (char*)param.ptr);</text:span></text:p>
            <text:p text:style-name="P2"><text:span text:style-name="T25">}</text:span></text:p>
            <text:p text:style-name="P2"><text:span text:style-name="T26">void</text:span><text:span text:style-name="T25"> cb_lua_ack (evt_param_t param) {</text:span></text:p>
            <text:p text:style-name="P2"><text:span text:style-name="T25"><text:s text:c="4"/></text:span><text:span text:style-name="T25">evt_lua_in_ack_t* ret = (evt_lua_in_ack_t*) param.ptr;</text:span></text:p>
            <text:p text:style-name="P2"><text:span text:style-name="T25"><text:s text:c="4"/></text:span><text:span text:style-name="T26">if</text:span><text:span text:style-name="T25"> (ret-&gt;err) {</text:span></text:p>
            <text:p text:style-name="P2"><text:span text:style-name="T25"><text:s text:c="8"/></text:span><text:span text:style-name="T25">printf("LUA ACK: %d %s\n", ret-&gt;err, ret-&gt;msg);</text:span></text:p>
            <text:p text:style-name="P2"><text:span text:style-name="T25"><text:s text:c="4"/></text:span><text:span text:style-name="T25">} </text:span><text:span text:style-name="T26">else</text:span><text:span text:style-name="T25"> {</text:span></text:p>
            <text:p text:style-name="P2"><text:span text:style-name="T25"><text:s text:c="8"/></text:span><text:span text:style-name="T25">printf("LUA ACK: %d\n", ret-&gt;err);</text:span></text:p>
            <text:p text:style-name="P2"><text:span text:style-name="T25"><text:s text:c="4"/></text:span><text:span text:style-name="T25">}</text:span></text:p>
            <text:p text:style-name="P2"><text:span text:style-name="T25">}</text:span></text:p>
            <text:p text:style-name="P2"><text:span text:style-name="T26">void</text:span><text:span text:style-name="T25"> app_init (</text:span><text:span text:style-name="T26">void</text:span><text:span text:style-name="T25">) {</text:span></text:p>
            <text:p text:style-name="P2"><text:span text:style-name="T28"><text:s text:c="4"/></text:span><text:span text:style-name="T28">ext_lua_init();</text:span></text:p>
            <text:p text:style-name="P2"><text:span text:style-name="T25"><text:s text:c="4"/></text:span><text:span text:style-name="T25">evt_listener_add(EVT_LUA_IN_ERR, <text:s/>cb_lua_err);</text:span></text:p>
            <text:p text:style-name="P2"><text:span text:style-name="T25"><text:s text:c="4"/></text:span><text:span text:style-name="T25">evt_listener_add(EVT_LUA_IN_ACK, <text:s/>cb_lua_ack);</text:span></text:p>
            <text:p text:style-name="P2"><text:span text:style-name="T25"><text:s text:c="4"/></text:span><text:span text:style-name="T25">evt_queue_put(EVT_LUA_OUT_STRING, "if end", <text:s text:c="12"/>20);</text:span></text:p>
            <text:p text:style-name="P2"><text:span text:style-name="T25"><text:s text:c="4"/></text:span><text:span text:style-name="T25">evt_queue_put(EVT_LUA_OUT_STRING, "print'from string'", 20);</text:span></text:p>
            <text:p text:style-name="P2"><text:span text:style-name="T25"><text:s text:c="4"/></text:span><text:span text:style-name="T25">evt_queue_put(EVT_LUA_OUT_STRING, "print(a+1)", <text:s text:c="8"/>20);</text:span></text:p>
            <text:p text:style-name="P2"><text:span text:style-name="T25"><text:s text:c="4"/></text:span><text:span text:style-name="T25">evt_queue_put(EVT_LUA_OUT_FILE, <text:s text:c="2"/>"app3.lua", <text:s text:c="10"/>20);</text:span></text:p>
            <text:p text:style-name="P2"><text:span text:style-name="T25"><text:s text:c="4"/></text:span><text:span text:style-name="T25">evt_queue_put(EVT_LUA_OUT_FILE, <text:s text:c="2"/>"nono.lua", <text:s text:c="10"/>20);</text:span></text:p>
            <text:p text:style-name="P2"><text:span text:style-name="T25">}</text:span></text:p>
          </draw:text-box>
        </draw:frame>
        <draw:frame draw:style-name="gr18" draw:text-style-name="P17" draw:layer="layout" svg:width="24.13cm" svg:height="3.751cm" svg:x="2.305cm" svg:y="17.061cm">
          <draw:text-box>
            <text:p text:style-name="P2"><text:span text:style-name="T29">from string</text:span></text:p>
            <text:p text:style-name="P2"><text:span text:style-name="T29">from file</text:span></text:p>
            <text:p text:style-name="P2"><text:span text:style-name="T29">LUA ACK: 1 [string "if end"]:1: unexpected symbol near 'end'</text:span></text:p>
            <text:p text:style-name="P2"><text:span text:style-name="T29">LUA ACK: 0</text:span></text:p>
            <text:p text:style-name="P2"><text:span text:style-name="T29">LUA ACK: 1 [string "print(a+1)"]:1: attempt to perform arithmetic on global 'a' (a nil value)</text:span></text:p>
            <text:p text:style-name="P2"><text:span text:style-name="T29">LUA ACK: 0</text:span></text:p>
            <text:p text:style-name="P2"><text:span text:style-name="T29">LUA ACK: 1 cannot open ../nono.lua: No such file or direc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Configuração: app.[hc]</text:span></text:p>
          </draw:text-box>
        </draw:frame>
        <draw:frame draw:style-name="gr20" draw:text-style-name="P10" draw:layer="layout" svg:width="12.065cm" svg:height="16.412cm" svg:x="14.27cm" svg:y="4.108cm">
          <draw:text-box>
            <text:p text:style-name="P2"><text:span text:style-name="T22">// app.c</text:span></text:p>
            <text:p text:style-name="P2"><text:span text:style-name="T22">#include "app.h"</text:span></text:p>
            <text:p text:style-name="P2"><text:span text:style-name="T22">#ifdef EXT_LUA</text:span></text:p>
            <text:p text:style-name="P2"><text:span text:style-name="T22">#include "ext_lua.h"</text:span></text:p>
            <text:p text:style-name="P2"><text:span text:style-name="T22">#endif</text:span></text:p>
            <text:p text:style-name="P2"><text:span text:style-name="T22">#ifdef EXT_TIMER</text:span></text:p>
            <text:p text:style-name="P2"><text:span text:style-name="T22">#include "ext_timer.h"</text:span></text:p>
            <text:p text:style-name="P2"><text:span text:style-name="T22">#endif</text:span></text:p>
            <text:p text:style-name="P2"><text:span text:style-name="T22"/></text:p>
            <text:p text:style-name="P2"><text:span text:style-name="T30">void</text:span><text:span text:style-name="T12"> panic (</text:span><text:span text:style-name="T30">int</text:span><text:span text:style-name="T12"> err) {</text:span></text:p>
            <text:p text:style-name="P2"><text:span text:style-name="T12"><text:s text:c="4"/></text:span><text:span text:style-name="T12">printf("ERR = %d\n", err);</text:span></text:p>
            <text:p text:style-name="P2"><text:span text:style-name="T12">}</text:span></text:p>
            <text:p text:style-name="P2"><text:span text:style-name="T12">&lt;...&gt;</text:span></text:p>
            <text:p text:style-name="P2"><text:span text:style-name="T22"/></text:p>
            <text:p text:style-name="P2"><text:span text:style-name="T23">void</text:span><text:span text:style-name="T22"> app_init (</text:span><text:span text:style-name="T23">void</text:span><text:span text:style-name="T22">) {</text:span></text:p>
            <text:p text:style-name="P2"><text:span text:style-name="T22"><text:s text:c="4"/></text:span><text:span text:style-name="T22">evt_init(</text:span><text:span text:style-name="T12">panic</text:span><text:span text:style-name="T22">);</text:span></text:p>
            <text:p text:style-name="P2"><text:span text:style-name="T22">#ifdef EXT_LUA</text:span></text:p>
            <text:p text:style-name="P2"><text:span text:style-name="T22"><text:s text:c="4"/></text:span><text:span text:style-name="T22">ext_lua_init();</text:span></text:p>
            <text:p text:style-name="P2"><text:span text:style-name="T22">#endif</text:span></text:p>
            <text:p text:style-name="P2"><text:span text:style-name="T22">#ifdef EXT_TIMER</text:span></text:p>
            <text:p text:style-name="P2"><text:span text:style-name="T22"><text:s text:c="4"/></text:span><text:span text:style-name="T22">ext_timer_init();</text:span></text:p>
            <text:p text:style-name="P2"><text:span text:style-name="T22">#endif</text:span></text:p>
            <text:p text:style-name="P2"><text:span text:style-name="T12"><text:s text:c="4"/></text:span><text:span text:style-name="T12">&lt;...&gt;</text:span></text:p>
            <text:p text:style-name="P2"><text:span text:style-name="T22">}</text:span></text:p>
          </draw:text-box>
        </draw:frame>
        <draw:frame draw:style-name="gr8" draw:text-style-name="P15" draw:layer="layout" svg:width="11.43cm" svg:height="11.788cm" svg:x="2.405cm" svg:y="4.109cm">
          <draw:text-box>
            <text:p text:style-name="P2"><text:span text:style-name="T25">// app.h</text:span></text:p>
            <text:p text:style-name="P2"><text:span text:style-name="T25"/></text:p>
            <text:p text:style-name="P2"><text:span text:style-name="T28">#define EXT_LUA</text:span></text:p>
            <text:p text:style-name="P2"><text:span text:style-name="T28">#define EXT_TIMER</text:span></text:p>
            <text:p text:style-name="P2"><text:span text:style-name="T25"/></text:p>
            <text:p text:style-name="P2"><text:span text:style-name="T26">enum</text:span><text:span text:style-name="T25"> {</text:span></text:p>
            <text:p text:style-name="P2"><text:span text:style-name="T25">#ifdef EXT_LUA</text:span></text:p>
            <text:p text:style-name="P2"><text:span text:style-name="T25"><text:s text:c="4"/></text:span><text:span text:style-name="T25">EVT_LUA_OUT_FILE,</text:span></text:p>
            <text:p text:style-name="P2"><text:span text:style-name="T25"><text:s text:c="4"/></text:span><text:span text:style-name="T25">EVT_LUA_OUT_STRING,</text:span></text:p>
            <text:p text:style-name="P2"><text:span text:style-name="T25"><text:s text:c="4"/></text:span><text:span text:style-name="T25">EVT_LUA_IN_ACK,</text:span></text:p>
            <text:p text:style-name="P2"><text:span text:style-name="T25"><text:s text:c="4"/></text:span><text:span text:style-name="T25">EVT_LUA_IN_ERR,</text:span></text:p>
            <text:p text:style-name="P2"><text:span text:style-name="T25">#endif</text:span></text:p>
            <text:p text:style-name="P2"><text:span text:style-name="T25"/></text:p>
            <text:p text:style-name="P2"><text:span text:style-name="T25">#ifdef EXT_TIMER</text:span></text:p>
            <text:p text:style-name="P2"><text:span text:style-name="T25"><text:s text:c="4"/></text:span><text:span text:style-name="T25">EVT_TIMER_OUT_START,</text:span></text:p>
            <text:p text:style-name="P2"><text:span text:style-name="T25"><text:s text:c="4"/></text:span><text:span text:style-name="T25">EVT_TIMER_OUT_STOP,</text:span></text:p>
            <text:p text:style-name="P2"><text:span text:style-name="T25"><text:s text:c="4"/></text:span><text:span text:style-name="T25">EVT_TIMER_IN_BUSY,</text:span></text:p>
            <text:p text:style-name="P2"><text:span text:style-name="T25"><text:s text:c="4"/></text:span><text:span text:style-name="T25">EVT_TIMER_IN_EXPIRED,</text:span></text:p>
            <text:p text:style-name="P2"><text:span text:style-name="T25">#endif</text:span></text:p>
            <text:p text:style-name="P2"><text:span text:style-name="T25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Possível Implementação</text:p>
          </draw:text-box>
        </draw:frame>
        <draw:custom-shape draw:style-name="gr5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1.673cm" svg:x="11.12cm" svg:y="14.437cm">
          <draw:text-box>
            <text:p text:style-name="P5"><text:span text:style-name="T3">Fila de eventos em C e Lua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5"><text:span text:style-name="T4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5"><text:span text:style-name="T4">lua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5"><text:span text:style-name="T4">timer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21" draw:text-style-name="P5" draw:layer="layout" svg:x1="14.56cm" svg:y1="13.971cm" svg:x2="14.505cm" svg:y2="10.895cm">
          <text:p/>
        </draw:line>
        <draw:frame draw:style-name="gr15" draw:text-style-name="P18" draw:layer="layout" svg:width="3.81cm" svg:height="1.199cm" svg:x="10.16cm" svg:y="7.585cm">
          <draw:text-box>
            <text:p><text:span text:style-name="T31">events.listen(...)</text:span></text:p>
            <text:p><text:span text:style-name="T31">events.post(...)</text:span></text:p>
          </draw:text-box>
        </draw:frame>
        <draw:line draw:style-name="gr22" draw:text-style-name="P5" draw:layer="layout" svg:x1="12.165cm" svg:y1="10.16cm" svg:x2="13.47cm" svg:y2="9.525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Drivers: Lua</text:span></text:p>
          </draw:text-box>
        </draw:frame>
        <draw:frame draw:style-name="gr23" draw:text-style-name="P15" draw:layer="layout" svg:width="24.13cm" svg:height="15.871cm" svg:x="2.305cm" svg:y="3.98cm">
          <draw:text-box>
            <text:p text:style-name="P2"><text:span text:style-name="T26">static int</text:span><text:span text:style-name="T25"> l_post (lua_State* L) {</text:span></text:p>
            <text:p text:style-name="P2"><text:span text:style-name="T28">#ifdef EXT_TIMER</text:span></text:p>
            <text:p text:style-name="P2"><text:span text:style-name="T25"><text:s text:c="4"/></text:span><text:span text:style-name="T26">if</text:span><text:span text:style-name="T25"> (!strncmp(evt, "EVT_TIMER_OUT_START", 30)) {</text:span></text:p>
            <text:p text:style-name="P2"><text:span text:style-name="T25"><text:s text:c="8"/></text:span><text:span text:style-name="T25">int timer = lua_tonumber(L,-1);</text:span></text:p>
            <text:p text:style-name="P2"><text:span text:style-name="T25"><text:s text:c="8"/></text:span><text:span text:style-name="T25">evt_queue_put(EVT_TIMER_OUT_START, timer, 0);</text:span></text:p>
            <text:p text:style-name="P2"><text:span text:style-name="T25"><text:s text:c="4"/></text:span><text:span text:style-name="T25">}</text:span></text:p>
            <text:p text:style-name="P2"><text:span text:style-name="T28">#endif</text:span></text:p>
            <text:p text:style-name="P2"><text:span text:style-name="T25">}</text:span></text:p>
            <text:p text:style-name="P2"><text:span text:style-name="T25"/></text:p>
            <text:p text:style-name="P2"><text:span text:style-name="T28">#ifdef EXT_TIMER</text:span></text:p>
            <text:p text:style-name="P2"><text:span text:style-name="T26">static void</text:span><text:span text:style-name="T25"> cb_evt_timer_in_expired (evt_param_t param) {</text:span></text:p>
            <text:p text:style-name="P2"><text:span text:style-name="T25"><text:s text:c="4"/></text:span><text:span text:style-name="T25">lua_getglobal(L, "events"); <text:s text:c="8"/>// [ events ]</text:span></text:p>
            <text:p text:style-name="P2"><text:span text:style-name="T25"><text:s text:c="4"/></text:span><text:span text:style-name="T25">lua_getfield(L, -1, "dispatch"); <text:s text:c="3"/>// [ events | dispatch ]</text:span></text:p>
            <text:p text:style-name="P2"><text:span text:style-name="T25"><text:s text:c="4"/></text:span><text:span text:style-name="T25">lua_pushstring(L, "EVT_TIMER_IN_EXPIRED"); // [ ... <text:s text:c="2"/>| id ]</text:span></text:p>
            <text:p text:style-name="P2"><text:span text:style-name="T25"><text:s text:c="4"/></text:span><text:span text:style-name="T25">cb_call(1); <text:s text:c="24"/>// [ ]</text:span></text:p>
            <text:p text:style-name="P2"><text:span text:style-name="T25">}</text:span></text:p>
            <text:p text:style-name="P2"><text:span text:style-name="T28">#endif</text:span></text:p>
            <text:p text:style-name="P2"><text:span text:style-name="T25"/></text:p>
            <text:p text:style-name="P2"><text:span text:style-name="T26">void</text:span><text:span text:style-name="T25"> ext_lua_init (</text:span><text:span text:style-name="T26">void</text:span><text:span text:style-name="T25">) {</text:span></text:p>
            <text:p text:style-name="P2"><text:span text:style-name="T25"><text:s text:c="4"/></text:span><text:span text:style-name="T25">luaL_dofile(L,"events.lua");</text:span></text:p>
            <text:p text:style-name="P2"><text:span text:style-name="T25"><text:s text:c="4"/></text:span><text:span text:style-name="T25">lua_getglobal(L, "events");</text:span></text:p>
            <text:p text:style-name="P2"><text:span text:style-name="T25"><text:s text:c="4"/></text:span><text:span text:style-name="T25">lua_pushcfunction(L, l_post);</text:span></text:p>
            <text:p text:style-name="P2"><text:span text:style-name="T25"><text:s text:c="4"/></text:span><text:span text:style-name="T25">lua_setfield(L, -2, "post");</text:span></text:p>
            <text:p text:style-name="P2"><text:span text:style-name="T28">#ifdef EXT_TIMER</text:span></text:p>
            <text:p text:style-name="P2"><text:span text:style-name="T25"><text:s text:c="4"/></text:span><text:span text:style-name="T25">evt_listener_add(EVT_TIMER_IN_EXPIRED, cb_evt_timer_in_expired);</text:span></text:p>
            <text:p text:style-name="P2"><text:span text:style-name="T28">#endif</text:span></text:p>
            <text:p text:style-name="P2"><text:span text:style-name="T25">}</text:span></text:p>
          </draw:text-box>
        </draw:frame>
        <draw:custom-shape draw:style-name="gr13" draw:text-style-name="P5" draw:layer="layout" svg:width="7.62cm" svg:height="5.715cm" svg:x="19.5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5.525cm" svg:x2="23.26cm" svg:y2="5.525cm">
          <text:p/>
        </draw:line>
        <draw:frame draw:style-name="gr15" draw:text-style-name="P14" draw:layer="layout" svg:width="2.54cm" svg:height="0.489cm" svg:x="21.12cm" svg:y="4.79cm">
          <draw:text-box>
            <text:p><text:span text:style-name="T24">OUT_STRING(str)</text:span></text:p>
          </draw:text-box>
        </draw:frame>
        <draw:custom-shape draw:style-name="gr3" draw:text-style-name="P5" draw:layer="layout" svg:width="3.175cm" svg:height="3.175cm" svg:x="23.7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577cm" svg:y="6.795cm">
          <draw:text-box>
            <text:p><text:span text:style-name="T27">Lua</text:span></text:p>
          </draw:text-box>
        </draw:frame>
        <draw:custom-shape draw:style-name="gr5" draw:text-style-name="P5" draw:layer="layout" svg:width="1.271cm" svg:height="5.416cm" svg:x="19.7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355cm" svg:y1="6.626cm" svg:x2="23.26cm" svg:y2="6.626cm">
          <text:p/>
        </draw:line>
        <draw:frame draw:style-name="gr15" draw:text-style-name="P14" draw:layer="layout" svg:width="2.54cm" svg:height="0.489cm" svg:x="21.12cm" svg:y="5.891cm">
          <draw:text-box>
            <text:p><text:span text:style-name="T24">OUT_FILE(str)</text:span></text:p>
          </draw:text-box>
        </draw:frame>
        <draw:line draw:style-name="gr17" draw:text-style-name="P5" draw:layer="layout" svg:x1="21.255cm" svg:y1="8.126cm" svg:x2="23.16cm" svg:y2="8.126cm">
          <text:p/>
        </draw:line>
        <draw:frame draw:style-name="gr15" draw:text-style-name="P14" draw:layer="layout" svg:width="2.54cm" svg:height="0.489cm" svg:x="21.12cm" svg:y="7.291cm">
          <draw:text-box>
            <text:p><text:span text:style-name="T24">IN_ACK(err,str)</text:span></text:p>
          </draw:text-box>
        </draw:frame>
        <draw:line draw:style-name="gr17" draw:text-style-name="P5" draw:layer="layout" svg:x1="21.255cm" svg:y1="9.427cm" svg:x2="23.16cm" svg:y2="9.427cm">
          <text:p/>
        </draw:line>
        <draw:frame draw:style-name="gr15" draw:text-style-name="P14" draw:layer="layout" svg:width="2.54cm" svg:height="0.489cm" svg:x="21.12cm" svg:y="8.592cm">
          <draw:text-box>
            <text:p><text:span text:style-name="T24">IN_ERR(st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Exemplo 4</text:span></text:p>
          </draw:text-box>
        </draw:frame>
        <draw:frame draw:style-name="gr24" draw:text-style-name="P15" draw:layer="layout" svg:width="24.13cm" svg:height="2.572cm" svg:x="2.305cm" svg:y="7.408cm">
          <draw:text-box>
            <text:p text:style-name="P2"><text:span text:style-name="T25">// app4.c</text:span></text:p>
            <text:p text:style-name="P2"><text:span text:style-name="T26">void</text:span><text:span text:style-name="T25"> app_init (</text:span><text:span text:style-name="T26">void</text:span><text:span text:style-name="T25">) {</text:span></text:p>
            <text:p text:style-name="P2"><text:span text:style-name="T25"><text:s text:c="4"/></text:span><text:span text:style-name="T25">evt_queue_put(EVT_LUA_OUT_FILE, "app4.lua", 20);</text:span></text:p>
            <text:p text:style-name="P2"><text:span text:style-name="T25">}</text:span></text:p>
          </draw:text-box>
        </draw:frame>
        <draw:frame draw:style-name="gr18" draw:text-style-name="P17" draw:layer="layout" svg:width="24.13cm" svg:height="3.751cm" svg:x="2.305cm" svg:y="14.961cm">
          <draw:text-box>
            <text:p text:style-name="P2"><text:span text:style-name="T32">// 1s</text:span></text:p>
            <text:p text:style-name="P2"><text:span text:style-name="T32">timer expired</text:span></text:p>
            <text:p text:style-name="P2"><text:span text:style-name="T32">// 1s</text:span></text:p>
            <text:p text:style-name="P2"><text:span text:style-name="T32">timer expired</text:span></text:p>
            <text:p text:style-name="P2"><text:span text:style-name="T32">// 1s</text:span></text:p>
            <text:p text:style-name="P2"><text:span text:style-name="T32">timer expired</text:span></text:p>
          </draw:text-box>
        </draw:frame>
        <draw:frame draw:style-name="gr24" draw:text-style-name="P15" draw:layer="layout" svg:width="24.13cm" svg:height="2.342cm" svg:x="2.305cm" svg:y="4.709cm">
          <draw:text-box>
            <text:p text:style-name="P2"><text:span text:style-name="T25">// app.h</text:span></text:p>
            <text:p text:style-name="P2"><text:span text:style-name="T33">#define EXT_LUA</text:span></text:p>
            <text:p text:style-name="P2"><text:span text:style-name="T33">#define EXT_TIMER</text:span></text:p>
          </draw:text-box>
        </draw:frame>
        <draw:frame draw:style-name="gr24" draw:text-style-name="P15" draw:layer="layout" svg:width="24.13cm" svg:height="4.317cm" svg:x="2.305cm" svg:y="10.309cm">
          <draw:text-box>
            <text:p text:style-name="P2"><text:span text:style-name="T25">// app4.lua</text:span></text:p>
            <text:p text:style-name="P2"><text:span text:style-name="T26">function</text:span><text:span text:style-name="T25"> cb_timer ()</text:span></text:p>
            <text:p text:style-name="P2"><text:span text:style-name="T25"><text:s text:c="4"/></text:span><text:span text:style-name="T25">print 'timer expired'</text:span></text:p>
            <text:p text:style-name="P2"><text:span text:style-name="T25"><text:s text:c="4"/></text:span><text:span text:style-name="T25">events.post('EVT_TIMER_OUT_START', 1000)</text:span></text:p>
            <text:p text:style-name="P2"><text:span text:style-name="T26">end</text:span></text:p>
            <text:p text:style-name="P2"><text:span text:style-name="T25">events.listen('EVT_TIMER_IN_EXPIRED', cb_timer)</text:span></text:p>
            <text:p text:style-name="P2"><text:span text:style-name="T25">events.post('EVT_TIMER_OUT_START', 1000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Lua modules</text:span></text:p>
          </draw:text-box>
        </draw:frame>
        <draw:frame presentation:style-name="pr5" draw:layer="layout" svg:width="25.199cm" svg:height="14.864cm" svg:x="1.401cm" svg:y="3.915cm" presentation:class="outline" presentation:user-transformed="true">
          <draw:text-box>
            <text:p><text:span text:style-name="T6"/></text:p>
            <text:list text:style-name="L2">
              <text:list-item>
                <text:p xml:id="id16" text:id="id16"><text:span text:style-name="T7">Escondem complexidade dos drivers</text:span></text:p>
                <text:list>
                  <text:list-item>
                    <text:p xml:id="id17" text:id="id17"><text:span text:style-name="T34">listen, post</text:span></text:p>
                  </text:list-item>
                </text:list>
              </text:list-item>
              <text:list-item>
                <text:p xml:id="id18" text:id="id18"><text:span text:style-name="T7">Escondem estado interno</text:span></text:p>
                <text:list>
                  <text:list-item>
                    <text:p xml:id="id19" text:id="id19"><text:span text:style-name="T34">filas, corrotinas</text:span></text:p>
                  </text:list-item>
                </text:list>
                <text:p><text:span text:style-name="T6"/></text:p>
              </text:list-item>
              <text:list-item>
                <text:p xml:id="id20" text:id="id20"><text:span text:style-name="T7">Expõem uma API uniforme:</text:span></text:p>
                <text:list>
                  <text:list-item>
                    <text:p xml:id="id21" text:id="id21"><text:span text:style-name="T35">handler = mod.cb(..., function (v) ... end)</text:span></text:p>
                    <text:list>
                      <text:list-item>
                        <text:p xml:id="id22" text:id="id22"><text:span text:style-name="T35">handler.cancel()</text:span></text:p>
                      </text:list-item>
                    </text:list>
                  </text:list-item>
                  <text:list-item>
                    <text:p xml:id="id23" text:id="id23"><text:span text:style-name="T35">v = mod.fg(...)</text:span></text:p>
                  </text:list-item>
                  <text:list-item>
                    <text:p xml:id="id24" text:id="id24"><text:span text:style-name="T35">future = mod.bg(...)</text:span></text:p>
                    <text:list>
                      <text:list-item>
                        <text:p xml:id="id25" text:id="id25"><text:span text:style-name="T35">v=future.wait(), future.cancel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timer” module</text:span></text:p>
          </draw:text-box>
        </draw:frame>
        <draw:frame presentation:style-name="pr5" draw:text-style-name="P19" draw:layer="layout" svg:width="25.199cm" svg:height="13.609cm" svg:x="1.401cm" svg:y="3.915cm" presentation:class="outline" presentation:user-transformed="true">
          <draw:text-box>
            <text:p><text:span text:style-name="T36"/></text:p>
            <text:list text:style-name="L2">
              <text:list-item>
                <text:p><text:span text:style-name="T37">h = timer.cb (dt, cb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timer.fg(dt)</text:span></text:p>
              </text:list-item>
              <text:list-item>
                <text:p><text:span text:style-name="T37">f = timer.bg(dt)</text:span></text:p>
                <text:list>
                  <text:list-item>
                    <text:p><text:span text:style-name="T37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display” module</text:span></text:p>
          </draw:text-box>
        </draw:frame>
        <draw:frame presentation:style-name="pr5" draw:text-style-name="P20" draw:layer="layout" svg:width="25.199cm" svg:height="13.609cm" svg:x="1.401cm" svg:y="3.915cm" presentation:class="outline" presentation:user-transformed="true">
          <draw:text-box>
            <text:p><text:span text:style-name="T38"/></text:p>
            <text:list text:style-name="L2">
              <text:list-item>
                <text:p><text:span text:style-name="T37">h = display.cb (msg, dt, cb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display.fg(msg, dt)</text:span></text:p>
              </text:list-item>
              <text:list-item>
                <text:p><text:span text:style-name="T37">f = display.bg(msg, dt)</text:span></text:p>
                <text:list>
                  <text:list-item>
                    <text:p><text:span text:style-name="T37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send” module</text:span></text:p>
          </draw:text-box>
        </draw:frame>
        <draw:frame presentation:style-name="pr5" draw:text-style-name="P19" draw:layer="layout" svg:width="25.199cm" svg:height="13.609cm" svg:x="1.401cm" svg:y="3.915cm" presentation:class="outline" presentation:user-transformed="true">
          <draw:text-box>
            <text:p><text:span text:style-name="T37"/></text:p>
            <text:list text:style-name="L2">
              <text:list-item>
                <text:p><text:span text:style-name="T37">h = send.cb (data, cb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send.fg(data)</text:span></text:p>
              </text:list-item>
              <text:list-item>
                <text:p><text:span text:style-name="T37">f = send.bg(data)</text:span></text:p>
                <text:list>
                  <text:list-item>
                    <text:p><text:span text:style-name="T37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”</text:span><text:span text:style-name="T5">button” module</text:span></text:p>
          </draw:text-box>
        </draw:frame>
        <draw:frame presentation:style-name="pr5" draw:text-style-name="P19" draw:layer="layout" svg:width="25.199cm" svg:height="13.609cm" svg:x="1.401cm" svg:y="3.915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7">h = button.cb ()</text:span></text:p>
                <text:list>
                  <text:list-item>
                    <text:p><text:span text:style-name="T37">h.cancel()</text:span></text:p>
                  </text:list-item>
                </text:list>
              </text:list-item>
              <text:list-item>
                <text:p><text:span text:style-name="T37">button.wait()</text:span></text:p>
              </text:list-item>
              <text:list-item>
                <text:p><text:span text:style-name="T39">f = button.bg()</text:span></text:p>
                <text:list>
                  <text:list-item>
                    <text:p><text:span text:style-name="T39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Exemplo 5</text:span></text:p>
          </draw:text-box>
        </draw:frame>
        <draw:frame draw:style-name="gr25" draw:text-style-name="P15" draw:layer="layout" svg:width="24.13cm" svg:height="11.89cm" svg:x="2.305cm" svg:y="3.808cm">
          <draw:text-box>
            <text:p text:style-name="P2"><text:span text:style-name="T26">local</text:span><text:span text:style-name="T25"> t = timer.cb(1000, </text:span><text:span text:style-name="T26">function</text:span><text:span text:style-name="T25">() print'-1000' </text:span><text:span text:style-name="T26">end</text:span><text:span text:style-name="T25">)</text:span></text:p>
            <text:p text:style-name="P2"><text:span text:style-name="T25">t.cancel()</text:span></text:p>
            <text:p text:style-name="P2"><text:span text:style-name="T25">timer.cb(2000, </text:span><text:span text:style-name="T26">function</text:span><text:span text:style-name="T25">()</text:span></text:p>
            <text:p text:style-name="P2"><text:span text:style-name="T25"><text:s text:c="4"/></text:span><text:span text:style-name="T25">print'-2000'</text:span></text:p>
            <text:p text:style-name="P2"><text:span text:style-name="T25"><text:s text:c="4"/></text:span><text:span text:style-name="T25">timer.cb(2000, </text:span><text:span text:style-name="T26">function</text:span><text:span text:style-name="T25"> ()</text:span></text:p>
            <text:p text:style-name="P2"><text:span text:style-name="T25"><text:s text:c="8"/></text:span><text:span text:style-name="T25">print'-4000'</text:span></text:p>
            <text:p text:style-name="P2"><text:span text:style-name="T25"><text:s text:c="4"/></text:span><text:span text:style-name="T26">end</text:span><text:span text:style-name="T25">) <text:s text:c="3"/></text:span></text:p>
            <text:p text:style-name="P2"><text:span text:style-name="T26">end</text:span><text:span text:style-name="T25">)</text:span></text:p>
            <text:p text:style-name="P2"><text:span text:style-name="T28"/></text:p>
            <text:p text:style-name="P2"><text:span text:style-name="T25">timer.fg(1000)</text:span></text:p>
            <text:p text:style-name="P2"><text:span text:style-name="T25">print'+1000'</text:span></text:p>
            <text:p text:style-name="P2"><text:span text:style-name="T26">local</text:span><text:span text:style-name="T25"> f = timer.bg(2000)</text:span></text:p>
            <text:p text:style-name="P2"><text:span text:style-name="T25">timer.fg(1000)</text:span></text:p>
            <text:p text:style-name="P2"><text:span text:style-name="T25">print'+2000'</text:span></text:p>
            <text:p text:style-name="P2"><text:span text:style-name="T25">assert(f.wait())</text:span></text:p>
            <text:p text:style-name="P2"><text:span text:style-name="T25">print'+3000'</text:span></text:p>
            <text:p text:style-name="P2"><text:span text:style-name="T25"/></text:p>
            <text:p text:style-name="P2"><text:span text:style-name="T26">local</text:span><text:span text:style-name="T25"> f = timer.bg(1000)</text:span></text:p>
            <text:p text:style-name="P2"><text:span text:style-name="T25">assert(f.cancel())</text:span></text:p>
            <text:p text:style-name="P2"><text:span text:style-name="T25">assert(f.wait(), 'cancelled')</text:span></text:p>
          </draw:text-box>
        </draw:frame>
        <draw:frame draw:style-name="gr18" draw:text-style-name="P17" draw:layer="layout" svg:width="24.13cm" svg:height="5.161cm" svg:x="2.305cm" svg:y="15.761cm">
          <draw:text-box>
            <text:p text:style-name="P2"><text:span text:style-name="T32">// 1s</text:span></text:p>
            <text:p text:style-name="P2"><text:span text:style-name="T32">+1000</text:span></text:p>
            <text:p text:style-name="P2"><text:span text:style-name="T32">// 1s</text:span></text:p>
            <text:p text:style-name="P2"><text:span text:style-name="T32">+2000</text:span></text:p>
            <text:p text:style-name="P2"><text:span text:style-name="T32">-2000</text:span></text:p>
            <text:p text:style-name="P2"><text:span text:style-name="T32">// 1s</text:span></text:p>
            <text:p text:style-name="P2"><text:span text:style-name="T32">+3000</text:span></text:p>
            <text:p text:style-name="P2"><text:span text:style-name="T32">LUA ERROR: cancelled</text:span></text:p>
            <text:p text:style-name="P2"><text:span text:style-name="T32">// 1s</text:span></text:p>
            <text:p text:style-name="P2"><text:span text:style-name="T32">-4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ua" presentation:presentation-page-layout-name="AL1T1">
        <draw:frame presentation:style-name="pr2" draw:layer="layout" svg:width="21.968cm" svg:height="3.506cm" svg:x="1.4cm" svg:y="1.237cm" presentation:class="title">
          <draw:text-box>
            <text:p><text:span text:style-name="T5">Exemplo 6</text:span></text:p>
          </draw:text-box>
        </draw:frame>
        <draw:frame draw:style-name="gr25" draw:text-style-name="P15" draw:layer="layout" svg:width="24.13cm" svg:height="11.314cm" svg:x="2.305cm" svg:y="3.808cm">
          <draw:text-box>
            <text:p text:style-name="P2"><text:span text:style-name="T26">local</text:span><text:span text:style-name="T25"> t = display.cb('+A', 1000, </text:span><text:span text:style-name="T26">function</text:span><text:span text:style-name="T25">() print'-A' </text:span><text:span text:style-name="T26">end</text:span><text:span text:style-name="T25">)</text:span></text:p>
            <text:p text:style-name="P2"><text:span text:style-name="T25">t.cancel()</text:span></text:p>
            <text:p text:style-name="P2"><text:span text:style-name="T25">display.cb('+B', 2000, </text:span><text:span text:style-name="T26">function</text:span><text:span text:style-name="T25">()</text:span></text:p>
            <text:p text:style-name="P2"><text:span text:style-name="T25"><text:s text:c="4"/></text:span><text:span text:style-name="T25">print'-B'</text:span></text:p>
            <text:p text:style-name="P2"><text:span text:style-name="T25"><text:s text:c="4"/></text:span><text:span text:style-name="T25">display.cb('+C', 2000, </text:span><text:span text:style-name="T26">function</text:span><text:span text:style-name="T25"> ()</text:span></text:p>
            <text:p text:style-name="P2"><text:span text:style-name="T25"><text:s text:c="8"/></text:span><text:span text:style-name="T25">print'-C'</text:span></text:p>
            <text:p text:style-name="P2"><text:span text:style-name="T25"><text:s text:c="4"/></text:span><text:span text:style-name="T26">end</text:span><text:span text:style-name="T25">) <text:s text:c="3"/></text:span></text:p>
            <text:p text:style-name="P2"><text:span text:style-name="T26">end</text:span><text:span text:style-name="T25">) <text:s text:c="3"/></text:span></text:p>
            <text:p text:style-name="P2"><text:span text:style-name="T25"/></text:p>
            <text:p text:style-name="P2"><text:span text:style-name="T25">timer.fg(6000)</text:span></text:p>
            <text:p text:style-name="P2"><text:span text:style-name="T25"/></text:p>
            <text:p text:style-name="P2"><text:span text:style-name="T25">display.fg('+D', 1000)</text:span></text:p>
            <text:p text:style-name="P2"><text:span text:style-name="T25">print'-D'</text:span></text:p>
            <text:p text:style-name="P2"><text:span text:style-name="T26">local</text:span><text:span text:style-name="T25"> f = display.bg('+E',2000)</text:span></text:p>
            <text:p text:style-name="P2"><text:span text:style-name="T25">assert(f.fg_done())</text:span></text:p>
            <text:p text:style-name="P2"><text:span text:style-name="T25">print'-E'</text:span></text:p>
            <text:p text:style-name="P2"><text:span text:style-name="T26">local</text:span><text:span text:style-name="T25"> f = display.bg('+F', 1000)</text:span></text:p>
            <text:p text:style-name="P2"><text:span text:style-name="T25">assert(f.cancel())</text:span></text:p>
            <text:p text:style-name="P2"><text:span text:style-name="T25">assert(f.wait(), 'cancelled')</text:span></text:p>
          </draw:text-box>
        </draw:frame>
        <draw:frame draw:style-name="gr18" draw:text-style-name="P17" draw:layer="layout" svg:width="10.795cm" svg:height="5.161cm" svg:x="2.305cm" svg:y="15.161cm">
          <draw:text-box>
            <text:p text:style-name="P2"><text:span text:style-name="T32">+A</text:span></text:p>
            <text:p text:style-name="P2"><text:span text:style-name="T32">...</text:span></text:p>
            <text:p text:style-name="P2"><text:span text:style-name="T32">+B</text:span></text:p>
            <text:p text:style-name="P2"><text:span text:style-name="T32">// 2s</text:span></text:p>
            <text:p text:style-name="P2"><text:span text:style-name="T32">...</text:span></text:p>
            <text:p text:style-name="P2"><text:span text:style-name="T32">-B</text:span></text:p>
            <text:p text:style-name="P2"><text:span text:style-name="T32">+C</text:span></text:p>
            <text:p text:style-name="P2"><text:span text:style-name="T32">// 2s</text:span></text:p>
            <text:p text:style-name="P2"><text:span text:style-name="T32">...</text:span></text:p>
            <text:p text:style-name="P2"><text:span text:style-name="T32">-C</text:span></text:p>
          </draw:text-box>
        </draw:frame>
        <draw:frame draw:style-name="gr18" draw:text-style-name="P17" draw:layer="layout" svg:width="11.73cm" svg:height="5.652cm" svg:x="14.705cm" svg:y="15.161cm">
          <draw:text-box>
            <text:p text:style-name="P2"><text:span text:style-name="T32">+D</text:span></text:p>
            <text:p text:style-name="P2"><text:span text:style-name="T32">// 1s</text:span></text:p>
            <text:p text:style-name="P2"><text:span text:style-name="T32">...</text:span></text:p>
            <text:p text:style-name="P2"><text:span text:style-name="T32">-D</text:span></text:p>
            <text:p text:style-name="P2"><text:span text:style-name="T32">+E</text:span></text:p>
            <text:p text:style-name="P2"><text:span text:style-name="T32">// 2s</text:span></text:p>
            <text:p text:style-name="P2"><text:span text:style-name="T32">...</text:span></text:p>
            <text:p text:style-name="P2"><text:span text:style-name="T32">-E</text:span></text:p>
            <text:p text:style-name="P2"><text:span text:style-name="T32">+F</text:span></text:p>
            <text:p text:style-name="P2"><text:span text:style-name="T32">...</text:span></text:p>
            <text:p text:style-name="P2"><text:span text:style-name="T32">LUA ERROR: cancell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ua" presentation:presentation-page-layout-name="AL1T1">
        <draw:frame presentation:style-name="pr2" draw:layer="layout" svg:width="25.199cm" svg:height="3.506cm" svg:x="1.4cm" svg:y="-0.063cm" presentation:class="title" presentation:user-transformed="true">
          <draw:text-box>
            <text:p><text:span text:style-name="T5">”</text:span><text:span text:style-name="T5">timer” module</text:span></text:p>
          </draw:text-box>
        </draw:frame>
        <draw:frame draw:style-name="gr26" draw:text-style-name="P21" draw:layer="layout" svg:width="24.13cm" svg:height="16.651cm" svg:x="2.185cm" svg:y="2.71cm">
          <draw:text-box>
            <text:p text:style-name="P2"><text:span text:style-name="T26">local</text:span><text:span text:style-name="T25"> __queue = {}</text:span></text:p>
            <text:p text:style-name="P2"><text:span text:style-name="T28"><text:s text:c="4"/></text:span><text:span text:style-name="T28">event.post('EVT_TIMER_OUT_START', ?)</text:span></text:p>
            <text:p text:style-name="P2"><text:span text:style-name="T28"><text:s text:c="4"/></text:span><text:span text:style-name="T28">listener.add('EVT_TIMER_IN_EXPIRED', __cb)</text:span></text:p>
            <text:p text:style-name="P2"><text:span text:style-name="T25"/></text:p>
            <text:p text:style-name="P2"><text:span text:style-name="T26">function</text:span><text:span text:style-name="T25"> timer.cb (dt, cb)</text:span></text:p>
            <text:p text:style-name="P2"><text:span text:style-name="T25"><text:s text:c="4"/></text:span><text:span text:style-name="T26">local</text:span><text:span text:style-name="T25"> t = { dt, cb, true }</text:span></text:p>
            <text:p text:style-name="P2"><text:span text:style-name="T25"><text:s text:c="4"/></text:span><text:span text:style-name="T25">__queue[#__queue+1] = t</text:span></text:p>
            <text:p text:style-name="P2"><text:span text:style-name="T25"><text:s text:c="4"/></text:span><text:span text:style-name="T25">table.sort(__queue, __sort)</text:span></text:p>
            <text:p text:style-name="P2"><text:span text:style-name="T25"><text:s text:c="4"/></text:span><text:span text:style-name="T26">return</text:span><text:span text:style-name="T25"> {</text:span></text:p>
            <text:p text:style-name="P2"><text:span text:style-name="T25"><text:s text:c="8"/></text:span><text:span text:style-name="T25">cancel = </text:span><text:span text:style-name="T26">function</text:span><text:span text:style-name="T25"> ()</text:span></text:p>
            <text:p text:style-name="P2"><text:span text:style-name="T25"><text:s text:c="20"/></text:span><text:span text:style-name="T25">t[3] = false <text:s text:c="3"/>-- cancel timer</text:span></text:p>
            <text:p text:style-name="P2"><text:span text:style-name="T25"><text:s text:c="17"/></text:span><text:span text:style-name="T26">end</text:span></text:p>
            <text:p text:style-name="P2"><text:span text:style-name="T25"><text:s text:c="4"/></text:span><text:span text:style-name="T25">}</text:span></text:p>
            <text:p text:style-name="P2"><text:span text:style-name="T26">end</text:span></text:p>
            <text:p text:style-name="P2"><text:span text:style-name="T25"/></text:p>
            <text:p text:style-name="P2"><text:span text:style-name="T26">function</text:span><text:span text:style-name="T25"> timer.fg (dt)</text:span></text:p>
            <text:p text:style-name="P2"><text:span text:style-name="T25"><text:s text:c="4"/></text:span><text:span text:style-name="T26">local</text:span><text:span text:style-name="T25"> co = coroutine.running()</text:span></text:p>
            <text:p text:style-name="P2"><text:span text:style-name="T25"><text:s text:c="4"/></text:span><text:span text:style-name="T26">local</text:span><text:span text:style-name="T25"> h = timer.cb(dt, </text:span><text:span text:style-name="T26">function</text:span><text:span text:style-name="T25"> ()</text:span></text:p>
            <text:p text:style-name="P2"><text:span text:style-name="T25"><text:s text:c="8"/></text:span><text:span text:style-name="T25">assert(coroutine.resume(co))</text:span></text:p>
            <text:p text:style-name="P2"><text:span text:style-name="T25"><text:s text:c="4"/></text:span><text:span text:style-name="T26">end</text:span><text:span text:style-name="T25">)</text:span></text:p>
            <text:p text:style-name="P2"><text:span text:style-name="T25"><text:s text:c="4"/></text:span><text:span text:style-name="T25">coroutine.yield(h)</text:span></text:p>
            <text:p text:style-name="P2"><text:span text:style-name="T26">end</text:span></text:p>
            <text:p text:style-name="P2"><text:span text:style-name="T25"/></text:p>
            <text:p text:style-name="P2"><text:span text:style-name="T26">function</text:span><text:span text:style-name="T25"> timer.bg (dt)</text:span></text:p>
            <text:p text:style-name="P2"><text:span text:style-name="T25"><text:s text:c="4"/></text:span><text:span text:style-name="T26">return</text:span><text:span text:style-name="T25"> bg(function()</text:span></text:p>
            <text:p text:style-name="P2"><text:span text:style-name="T25"><text:s text:c="8"/></text:span><text:span text:style-name="T25">timer.fg(dt)</text:span></text:p>
            <text:p text:style-name="P2"><text:span text:style-name="T25"><text:s text:c="4"/></text:span><text:span text:style-name="T26">end</text:span><text:span text:style-name="T25">)</text:span></text:p>
            <text:p text:style-name="P2"><text:span text:style-name="T26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ua" presentation:presentation-page-layout-name="AL1T1">
        <draw:frame presentation:style-name="pr2" draw:layer="layout" svg:width="25.199cm" svg:height="3.506cm" svg:x="1.4cm" svg:y="-0.063cm" presentation:class="title" presentation:user-transformed="true">
          <draw:text-box>
            <text:p><text:span text:style-name="T5">”</text:span><text:span text:style-name="T5">display” module</text:span></text:p>
          </draw:text-box>
        </draw:frame>
        <draw:frame draw:style-name="gr26" draw:text-style-name="P22" draw:layer="layout" svg:width="24.13cm" svg:height="18.213cm" svg:x="2.185cm" svg:y="2.71cm">
          <draw:text-box>
            <text:p text:style-name="P2"><text:span text:style-name="T40">function</text:span><text:span text:style-name="T41"> display.cb (msg, dt, cb)</text:span></text:p>
            <text:p text:style-name="P2"><text:span text:style-name="T41"><text:s text:c="4"/></text:span><text:span text:style-name="T41">events.post('EVT_OUT_DISPLAY', msg)</text:span></text:p>
            <text:p text:style-name="P2"><text:span text:style-name="T41"><text:s text:c="4"/></text:span><text:span text:style-name="T40">local</text:span><text:span text:style-name="T41"> h = timer.cb(dt, </text:span><text:span text:style-name="T40">function</text:span><text:span text:style-name="T41"> ()</text:span></text:p>
            <text:p text:style-name="P2"><text:span text:style-name="T41"><text:s text:c="32"/></text:span><text:span text:style-name="T41">events.post('EVT_OUT_DISPLAY', '')</text:span></text:p>
            <text:p text:style-name="P2"><text:span text:style-name="T41"><text:s text:c="32"/></text:span><text:span text:style-name="T41">cb()</text:span></text:p>
            <text:p text:style-name="P2"><text:span text:style-name="T41"><text:s text:c="27"/></text:span><text:span text:style-name="T40">end</text:span><text:span text:style-name="T41">)</text:span></text:p>
            <text:p text:style-name="P2"><text:span text:style-name="T41"><text:s text:c="4"/></text:span><text:span text:style-name="T40">return</text:span><text:span text:style-name="T41"> {</text:span></text:p>
            <text:p text:style-name="P2"><text:span text:style-name="T41"><text:s text:c="8"/></text:span><text:span text:style-name="T41">cancel = </text:span><text:span text:style-name="T40">function</text:span><text:span text:style-name="T41"> ()</text:span></text:p>
            <text:p text:style-name="P2"><text:span text:style-name="T41"><text:s text:c="12"/></text:span><text:span text:style-name="T41">h.cancel()</text:span></text:p>
            <text:p text:style-name="P2"><text:span text:style-name="T41"><text:s text:c="12"/></text:span><text:span text:style-name="T41">events.post('EVT_OUT_DISPLAY', '')</text:span></text:p>
            <text:p text:style-name="P2"><text:span text:style-name="T41"><text:s text:c="8"/></text:span><text:span text:style-name="T40">end</text:span><text:span text:style-name="T41">,</text:span></text:p>
            <text:p text:style-name="P2"><text:span text:style-name="T41"><text:s text:c="4"/></text:span><text:span text:style-name="T41">}</text:span></text:p>
            <text:p text:style-name="P2"><text:span text:style-name="T40">end</text:span></text:p>
            <text:p text:style-name="P2"><text:span text:style-name="T40">function</text:span><text:span text:style-name="T41"> display.fg (msg, dt)</text:span></text:p>
            <text:p text:style-name="P2"><text:span text:style-name="T41"><text:s text:c="4"/></text:span><text:span text:style-name="T41">events.post('EVT_OUT_DISPLAY', msg)</text:span></text:p>
            <text:p text:style-name="P2"><text:span text:style-name="T41"><text:s text:c="4"/></text:span><text:span text:style-name="T41">timer.fg(dt)</text:span></text:p>
            <text:p text:style-name="P2"><text:span text:style-name="T41"><text:s text:c="4"/></text:span><text:span text:style-name="T41">events.post('EVT_OUT_DISPLAY', '')</text:span></text:p>
            <text:p text:style-name="P2"><text:span text:style-name="T40">end</text:span></text:p>
            <text:p text:style-name="P2"><text:span text:style-name="T40">function</text:span><text:span text:style-name="T41"> display.bg (msg, dt)</text:span></text:p>
            <text:p text:style-name="P2"><text:span text:style-name="T41"><text:s text:c="4"/></text:span><text:span text:style-name="T41">events.post('EVT_OUT_DISPLAY', msg)</text:span></text:p>
            <text:p text:style-name="P2"><text:span text:style-name="T41"><text:s text:c="4"/></text:span><text:span text:style-name="T40">local</text:span><text:span text:style-name="T41"> f = timer.bg(dt)</text:span></text:p>
            <text:p text:style-name="P2"><text:span text:style-name="T41"/></text:p>
            <text:p text:style-name="P2"><text:span text:style-name="T41"><text:s text:c="4"/></text:span><text:span text:style-name="T40">return</text:span><text:span text:style-name="T41"> {</text:span></text:p>
            <text:p text:style-name="P2"><text:span text:style-name="T41"><text:s text:c="8"/></text:span><text:span text:style-name="T41">wait = </text:span><text:span text:style-name="T40">function</text:span><text:span text:style-name="T41"> ()</text:span></text:p>
            <text:p text:style-name="P2"><text:span text:style-name="T41"><text:s text:c="12"/></text:span><text:span text:style-name="T40">local</text:span><text:span text:style-name="T41"> ret = f.wait()</text:span></text:p>
            <text:p text:style-name="P2"><text:span text:style-name="T41"><text:s text:c="12"/></text:span><text:span text:style-name="T40">if</text:span><text:span text:style-name="T41"> ret </text:span><text:span text:style-name="T40">then</text:span></text:p>
            <text:p text:style-name="P2"><text:span text:style-name="T41"><text:s text:c="16"/></text:span><text:span text:style-name="T41">events.post('EVT_OUT_DISPLAY', '')</text:span></text:p>
            <text:p text:style-name="P2"><text:span text:style-name="T41"><text:s text:c="12"/></text:span><text:span text:style-name="T40">end</text:span></text:p>
            <text:p text:style-name="P2"><text:span text:style-name="T41"><text:s text:c="12"/></text:span><text:span text:style-name="T40">return</text:span><text:span text:style-name="T41"> ret</text:span></text:p>
            <text:p text:style-name="P2"><text:span text:style-name="T41"><text:s text:c="8"/></text:span><text:span text:style-name="T40">end</text:span><text:span text:style-name="T41">,</text:span></text:p>
            <text:p text:style-name="P2"><text:span text:style-name="T41"><text:s text:c="8"/></text:span><text:span text:style-name="T41">cancel = </text:span><text:span text:style-name="T40">function</text:span><text:span text:style-name="T41"> ()</text:span></text:p>
            <text:p text:style-name="P2"><text:span text:style-name="T41"><text:s text:c="12"/></text:span><text:span text:style-name="T41">events.post('EVT_OUT_DISPLAY', '')</text:span></text:p>
            <text:p text:style-name="P2"><text:span text:style-name="T41"><text:s text:c="12"/></text:span><text:span text:style-name="T40">return</text:span><text:span text:style-name="T41"> f.cancel()</text:span></text:p>
            <text:p text:style-name="P2"><text:span text:style-name="T41"><text:s text:c="8"/></text:span><text:span text:style-name="T40">end</text:span><text:span text:style-name="T41">,</text:span></text:p>
            <text:p text:style-name="P2"><text:span text:style-name="T41"><text:s text:c="4"/></text:span><text:span text:style-name="T41">}</text:span></text:p>
            <text:p text:style-name="P2"><text:span text:style-name="T40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ua" presentation:presentation-page-layout-name="AL1T1">
        <draw:frame presentation:style-name="pr2" draw:layer="layout" svg:width="25.199cm" svg:height="3.506cm" svg:x="1.4cm" svg:y="-0.163cm" presentation:class="title" presentation:user-transformed="true">
          <draw:text-box>
            <text:p><text:span text:style-name="T5">Lua Console</text:span></text:p>
          </draw:text-box>
        </draw:frame>
        <draw:frame draw:style-name="gr23" draw:text-style-name="P15" xml:id="id26" draw:id="id26" draw:layer="layout" svg:width="24.13cm" svg:height="17.633cm" svg:x="0.305cm" svg:y="3.28cm">
          <draw:text-box>
            <text:p text:style-name="P2"><text:span text:style-name="T26">void</text:span><text:span text:style-name="T25"> cb_lua_ack (evt_param_t param) {</text:span></text:p>
            <text:p text:style-name="P2"><text:span text:style-name="T25"><text:s text:c="4"/></text:span><text:span text:style-name="T25">evt_lua_in_ack_t* ret = (evt_lua_in_ack_t*) param.ptr;</text:span></text:p>
            <text:p text:style-name="P2"><text:span text:style-name="T25"><text:s text:c="4"/></text:span><text:span text:style-name="T26">if</text:span><text:span text:style-name="T25"> (ret-&gt;err) {</text:span></text:p>
            <text:p text:style-name="P2"><text:span text:style-name="T25"><text:s text:c="8"/></text:span><text:span text:style-name="T26">if</text:span><text:span text:style-name="T25"> (! incomplete(ret-&gt;msg)) {</text:span></text:p>
            <text:p text:style-name="P2"><text:span text:style-name="T25"><text:s text:c="12"/></text:span><text:span text:style-name="T25">printf("LUA ERROR: %s\n", ret-&gt;msg);</text:span></text:p>
            <text:p text:style-name="P2"><text:span text:style-name="T25"><text:s text:c="12"/></text:span><text:span text:style-name="T25">buffer[0] = '\0';</text:span></text:p>
            <text:p text:style-name="P2"><text:span text:style-name="T25"><text:s text:c="8"/></text:span><text:span text:style-name="T25">}</text:span></text:p>
            <text:p text:style-name="P2"><text:span text:style-name="T25"><text:s text:c="4"/></text:span><text:span text:style-name="T25">} </text:span><text:span text:style-name="T26">else</text:span><text:span text:style-name="T25"> {</text:span></text:p>
            <text:p text:style-name="P2"><text:span text:style-name="T25"><text:s text:c="8"/></text:span><text:span text:style-name="T25">buffer[0] = '\0';</text:span></text:p>
            <text:p text:style-name="P2"><text:span text:style-name="T25"><text:s text:c="4"/></text:span><text:span text:style-name="T25">}</text:span></text:p>
            <text:p text:style-name="P2"><text:span text:style-name="T25">}</text:span></text:p>
            <text:p text:style-name="P2"><text:span text:style-name="T26">void</text:span><text:span text:style-name="T25"> console_task (</text:span><text:span text:style-name="T26">void</text:span><text:span text:style-name="T25">* pvParameters) {</text:span></text:p>
            <text:p text:style-name="P2"><text:span text:style-name="T25"><text:s text:c="4"/></text:span><text:span text:style-name="T25">buffer[0] = '\0';</text:span></text:p>
            <text:p text:style-name="P2"><text:span text:style-name="T25"/></text:p>
            <text:p text:style-name="P2"><text:span text:style-name="T25"><text:s text:c="4"/></text:span><text:span text:style-name="T25">strcat(buffer, "if then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/></text:p>
            <text:p text:style-name="P2"><text:span text:style-name="T25"><text:s text:c="4"/></text:span><text:span text:style-name="T25">strcat(buffer, "a=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/></text:p>
            <text:p text:style-name="P2"><text:span text:style-name="T25"><text:s text:c="4"/></text:span><text:span text:style-name="T25">strcat(buffer, "1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/></text:p>
            <text:p text:style-name="P2"><text:span text:style-name="T25"><text:s text:c="4"/></text:span><text:span text:style-name="T25">strcat(buffer, "print(a)");</text:span></text:p>
            <text:p text:style-name="P2"><text:span text:style-name="T25"><text:s text:c="4"/></text:span><text:span text:style-name="T25">evt_queue_put(EVT_LUA_OUT_STRING, buffer, strlen(buffer)+1);</text:span></text:p>
            <text:p text:style-name="P2"><text:span text:style-name="T25">}</text:span></text:p>
            <text:p text:style-name="P2"><text:span text:style-name="T26">void</text:span><text:span text:style-name="T25"> ext_console_init (</text:span><text:span text:style-name="T26">void</text:span><text:span text:style-name="T25">) {</text:span></text:p>
            <text:p text:style-name="P2"><text:span text:style-name="T25"><text:s text:c="4"/></text:span><text:span text:style-name="T25">xTaskCreate(console_task, ...)</text:span></text:p>
            <text:p text:style-name="P2"><text:span text:style-name="T25"><text:s text:c="4"/></text:span><text:span text:style-name="T25">evt_listener_add(EVT_LUA_IN_ACK, cb_lua_ack);</text:span></text:p>
            <text:p text:style-name="P2"><text:span text:style-name="T25">}</text:span></text:p>
          </draw:text-box>
        </draw:frame>
        <draw:custom-shape draw:style-name="gr13" draw:text-style-name="P5" draw:layer="layout" svg:width="14.07cm" svg:height="5.715cm" svg:x="13.6cm" svg:y="6.3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7.755cm" svg:y1="9.225cm" svg:x2="19.66cm" svg:y2="9.225cm">
          <text:p/>
        </draw:line>
        <draw:frame draw:style-name="gr15" draw:text-style-name="P14" draw:layer="layout" svg:width="2.54cm" svg:height="0.489cm" svg:x="17.52cm" svg:y="8.49cm">
          <draw:text-box>
            <text:p><text:span text:style-name="T24">OUT_STRING(str)</text:span></text:p>
          </draw:text-box>
        </draw:frame>
        <draw:custom-shape draw:style-name="gr3" draw:text-style-name="P5" draw:layer="layout" svg:width="3.175cm" svg:height="3.175cm" svg:x="23.96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777cm" svg:y="8.695cm">
          <draw:text-box>
            <text:p><text:span text:style-name="T27">Lua</text:span></text:p>
          </draw:text-box>
        </draw:frame>
        <draw:custom-shape draw:style-name="gr5" draw:text-style-name="P5" draw:layer="layout" svg:width="1.271cm" svg:height="5.416cm" svg:x="19.95cm" svg:y="6.554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1.555cm" svg:y1="8.626cm" svg:x2="23.46cm" svg:y2="8.626cm">
          <text:p/>
        </draw:line>
        <draw:frame draw:style-name="gr15" draw:text-style-name="P14" draw:layer="layout" svg:width="2.54cm" svg:height="0.489cm" svg:x="21.42cm" svg:y="7.791cm">
          <draw:text-box>
            <text:p><text:span text:style-name="T24">IN_ACK(err,str)</text:span></text:p>
          </draw:text-box>
        </draw:frame>
        <draw:line draw:style-name="gr17" draw:text-style-name="P5" draw:layer="layout" svg:x1="21.555cm" svg:y1="9.927cm" svg:x2="23.46cm" svg:y2="9.927cm">
          <text:p/>
        </draw:line>
        <draw:frame draw:style-name="gr15" draw:text-style-name="P14" draw:layer="layout" svg:width="2.54cm" svg:height="0.489cm" svg:x="21.42cm" svg:y="9.092cm">
          <draw:text-box>
            <text:p><text:span text:style-name="T24">IN_ERR(str)</text:span></text:p>
          </draw:text-box>
        </draw:frame>
        <draw:custom-shape draw:style-name="gr3" draw:text-style-name="P5" draw:layer="layout" svg:width="3.175cm" svg:height="3.175cm" svg:x="14.04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2.822cm" svg:height="0.962cm" svg:x="14.293cm" svg:y="8.685cm">
          <draw:text-box>
            <text:p><text:span text:style-name="T27">Conso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ua-background" style:family="presentation">
      <style:graphic-properties draw:stroke="none" draw:fill="none"/>
      <style:text-properties style:letter-kerning="true"/>
    </style:style>
    <style:style style:name="Lu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a-outline1" style:family="presentation">
      <style:graphic-properties draw:stroke="none" draw:fill="none" draw:auto-grow-height="false" draw:fit-to-size="shrink-to-fit">
        <text:list-style style:name="Lu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-outline2" style:family="presentation" style:parent-style-name="Lu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ua-outline3" style:family="presentation" style:parent-style-name="Lu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ua-outline4" style:family="presentation" style:parent-style-name="Lu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ua-outline5" style:family="presentation" style:parent-style-name="Lu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6" style:family="presentation" style:parent-style-name="Lu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7" style:family="presentation" style:parent-style-name="Lu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8" style:family="presentation" style:parent-style-name="Lu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outline9" style:family="presentation" style:parent-style-name="Lu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ua-subtitle" style:family="presentation">
      <style:graphic-properties draw:stroke="none" draw:fill="none" draw:textarea-vertical-align="middle">
        <text:list-style style:name="L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a-title" style:family="presentation">
      <style:graphic-properties draw:stroke="none" draw:fill="none" draw:textarea-vertical-align="middle">
        <text:list-style style:name="L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ua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ua-backgroundobjects">
      <style:graphic-properties draw:stroke="none" draw:fill="none" draw:fill-color="#ffffff" draw:auto-grow-height="false" fo:min-height="1.397cm"/>
    </style:style>
    <style:style style:name="Mpr14" style:family="presentation" style:parent-style-name="Lu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a" style:page-layout-name="PM1" draw:style-name="Mdp1">
      <draw:frame presentation:style-name="Lua-title" draw:layer="backgroundobjects" svg:width="21.968cm" svg:height="3.506cm" svg:x="1.4cm" svg:y="1.237cm" presentation:class="title" presentation:placeholder="true">
        <draw:text-box/>
      </draw:frame>
      <draw:frame presentation:style-name="Lua-outline1" draw:layer="backgroundobjects" svg:width="24.639cm" svg:height="12.18cm" svg:x="1.4cm" svg:y="5.5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draw:frame draw:style-name="Mgr3" draw:text-style-name="MP19" draw:layer="backgroundobjects" svg:width="1.428cm" svg:height="2.91cm" svg:x="0.608cm" svg:y="17.68cm">
        <draw:image xlink:href="Pictures/100000000000003F00000080DFFCFD12.png" xlink:type="simple" xlink:show="embed" xlink:actuate="onLoad">
          <text:p/>
        </draw:image>
      </draw:frame>
      <draw:frame draw:style-name="Mgr3" draw:text-style-name="MP19" draw:layer="backgroundobjects" svg:width="5.588cm" svg:height="1.717cm" svg:x="21.844cm" svg:y="0.432cm">
        <draw:image xlink:href="Pictures/10000201000003990000011BB7C0DB34.png" xlink:type="simple" xlink:show="embed" xlink:actuate="onLoad">
          <text:p/>
        </draw:image>
      </draw:frame>
      <presentation:notes style:page-layout-name="PM2">
        <draw:page-thumbnail presentation:style-name="Lua-title" draw:layer="backgroundobjects" svg:width="13.968cm" svg:height="10.476cm" svg:x="3.81cm" svg:y="2.123cm" presentation:class="page"/>
        <draw:frame presentation:style-name="Lua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6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3" draw:text-style-name="MP18" draw:layer="backgroundobjects" svg:width="9.369cm" svg:height="1.396cm" svg:x="12.22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4" draw:text-style-name="MP16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4" draw:text-style-name="MP18" draw:layer="backgroundobjects" svg:width="9.369cm" svg:height="1.396cm" svg:x="12.22cm" svg:y="26.543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85</meta:editing-cycles>
    <meta:editing-duration>P17DT6H56M22S</meta:editing-duration>
    <meta:initial-creator>chico </meta:initial-creator>
    <dc:date>2014-08-04T17:10:10</dc:date>
    <meta:document-statistic meta:object-count="2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